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4547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 style:data-style-name="N3">
      <style:table-cell-properties fo:background-color="#ffff00" style:text-align-source="fix" style:repeat-content="false"/>
      <style:paragraph-properties fo:text-align="end" fo:margin-left="0in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">
      <style:table-cell-properties fo:background-color="#ffff00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"/>
    <style:style style:name="ce11" style:family="table-cell" style:parent-style-name="Excel_20_Built-in_20_Normal" style:data-style-name="N5003"/>
    <style:style style:name="ce12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ext-properties fo:font-weight="normal" style:font-weight-asian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5002"/>
    <style:style style:name="ce16" style:family="table-cell" style:parent-style-name="Excel_20_Built-in_20_Normal" style:data-style-name="N5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Default"/>
        <table:table-row table:style-name="ro1">
          <table:table-cell table:style-name="Default" office:value-type="string">
            <text:p>matmul_blocking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881.696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20</text:p>
          </table:table-cell>
          <table:table-cell office:value-type="string">
            <text:p><text:s text:c="10"/>42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62.441">
            <text:p>1562.44</text:p>
          </table:table-cell>
          <table:table-cell office:value-type="string">
            <text:p><text:s text:c="5"/>0.0001</text:p>
          </table:table-cell>
          <table:table-cell office:value-type="string">
            <text:p><text:s text:c="10"/>504</text:p>
          </table:table-cell>
          <table:table-cell office:value-type="string">
            <text:p><text:s text:c="9"/>190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296.653">
            <text:p>2296.65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28</text:p>
          </table:table-cell>
          <table:table-cell office:value-type="string">
            <text:p><text:s text:c="8"/>1040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923.638">
            <text:p>2923.6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20</text:p>
          </table:table-cell>
          <table:table-cell office:value-type="string">
            <text:p><text:s text:c="8"/>653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41.602">
            <text:p>3341.6</text:p>
          </table:table-cell>
          <table:table-cell office:value-type="string">
            <text:p><text:s text:c="5"/>0.0196</text:p>
          </table:table-cell>
          <table:table-cell office:value-type="string">
            <text:p><text:s text:c="7"/>104744</text:p>
          </table:table-cell>
          <table:table-cell office:value-type="string">
            <text:p><text:s text:c="7"/>45761</text:p>
          </table:table-cell>
          <table:table-cell office:value-type="string">
            <text:p><text:s text:c="9"/>47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831.255">
            <text:p>3831.26</text:p>
          </table:table-cell>
          <table:table-cell office:value-type="string">
            <text:p><text:s text:c="5"/>0.1368</text:p>
          </table:table-cell>
          <table:table-cell office:value-type="string">
            <text:p><text:s text:c="7"/>615203</text:p>
          </table:table-cell>
          <table:table-cell office:value-type="string">
            <text:p><text:s text:c="6"/>318042</text:p>
          </table:table-cell>
          <table:table-cell office:value-type="string">
            <text:p><text:s text:c="7"/>7391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346.847">
            <text:p>3346.85</text:p>
          </table:table-cell>
          <table:table-cell office:value-type="string">
            <text:p><text:s text:c="5"/>1.2532</text:p>
          </table:table-cell>
          <table:table-cell office:value-type="string">
            <text:p><text:s text:c="6"/>4918180</text:p>
          </table:table-cell>
          <table:table-cell office:value-type="string">
            <text:p><text:s text:c="5"/>2913479</text:p>
          </table:table-cell>
          <table:table-cell office:value-type="string">
            <text:p><text:s text:c="6"/>7561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2516.424">
            <text:p>2516.42</text:p>
          </table:table-cell>
          <table:table-cell office:value-type="string">
            <text:p><text:s text:c="4"/>13.3342</text:p>
          </table:table-cell>
          <table:table-cell office:value-type="string">
            <text:p><text:s text:c="5"/>39333162</text:p>
          </table:table-cell>
          <table:table-cell office:value-type="string">
            <text:p><text:s text:c="4"/>30983389</text:p>
          </table:table-cell>
          <table:table-cell office:value-type="string">
            <text:p><text:s text:c="5"/>790765</text:p>
          </table:table-cell>
          <table:table-cell office:value-type="string">
            <text:p><text:s text:c="6"/>1616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1610.513">
            <text:p>1610.51</text:p>
          </table:table-cell>
          <table:table-cell office:value-type="string">
            <text:p><text:s text:c="3"/>166.6770</text:p>
          </table:table-cell>
          <table:table-cell office:value-type="string">
            <text:p><text:s text:c="4"/>314618494</text:p>
          </table:table-cell>
          <table:table-cell office:value-type="string">
            <text:p><text:s text:c="3"/>387873425</text:p>
          </table:table-cell>
          <table:table-cell office:value-type="string">
            <text:p><text:s text:c="3"/>22777362</text:p>
          </table:table-cell>
          <table:table-cell office:value-type="string">
            <text:p><text:s text:c="5"/>7778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/>981.421</text:p>
          </table:table-cell>
          <table:table-cell office:value-type="string">
            <text:p><text:s text:c="2"/>2188.1370</text:p>
          </table:table-cell>
          <table:table-cell office:value-type="string">
            <text:p><text:s text:c="3"/>2516764528</text:p>
          </table:table-cell>
          <table:table-cell office:value-type="string">
            <text:p><text:s text:c="2"/>5083920789</text:p>
          </table:table-cell>
          <table:table-cell office:value-type="string">
            <text:p><text:s text:c="2"/>166608903</text:p>
          </table:table-cell>
          <table:table-cell office:value-type="string">
            <text:p><text:s text:c="2"/>52365993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947.639</text:p>
          </table:table-cell>
          <table:table-cell office:value-type="string">
            <text:p><text:s/>18129.1330</text:p>
          </table:table-cell>
          <table:table-cell office:value-type="string">
            <text:p><text:s text:c="2"/>20133387052</text:p>
          </table:table-cell>
          <table:table-cell office:value-type="string">
            <text:p><text:s/>42153833207</text:p>
          </table:table-cell>
          <table:table-cell office:value-type="string">
            <text:p><text:s/>1278765996</text:p>
          </table:table-cell>
          <table:table-cell office:value-type="string">
            <text:p><text:s/>408447876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L2 blocking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905.593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18</text:p>
          </table:table-cell>
          <table:table-cell office:value-type="string">
            <text:p><text:s text:c="10"/>4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48.276">
            <text:p>1548.28</text:p>
          </table:table-cell>
          <table:table-cell office:value-type="string">
            <text:p><text:s text:c="5"/>0.0001</text:p>
          </table:table-cell>
          <table:table-cell office:value-type="string">
            <text:p><text:s text:c="10"/>500</text:p>
          </table:table-cell>
          <table:table-cell office:value-type="string">
            <text:p><text:s text:c="9"/>192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307.494">
            <text:p>2307.49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20</text:p>
          </table:table-cell>
          <table:table-cell office:value-type="string">
            <text:p><text:s text:c="8"/>103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89.399">
            <text:p>2889.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04</text:p>
          </table:table-cell>
          <table:table-cell office:value-type="string">
            <text:p><text:s text:c="8"/>6587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30.333">
            <text:p>3330.33</text:p>
          </table:table-cell>
          <table:table-cell office:value-type="string">
            <text:p><text:s text:c="5"/>0.0197</text:p>
          </table:table-cell>
          <table:table-cell office:value-type="string">
            <text:p><text:s text:c="7"/>104712</text:p>
          </table:table-cell>
          <table:table-cell office:value-type="string">
            <text:p><text:s text:c="7"/>45706</text:p>
          </table:table-cell>
          <table:table-cell office:value-type="string">
            <text:p><text:s text:c="9"/>2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799.8">
            <text:p>3799.8</text:p>
          </table:table-cell>
          <table:table-cell office:value-type="string">
            <text:p><text:s text:c="5"/>0.1380</text:p>
          </table:table-cell>
          <table:table-cell office:value-type="string">
            <text:p><text:s text:c="7"/>614556</text:p>
          </table:table-cell>
          <table:table-cell office:value-type="string">
            <text:p><text:s text:c="6"/>320540</text:p>
          </table:table-cell>
          <table:table-cell office:value-type="string">
            <text:p><text:s text:c="7"/>7356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325.877">
            <text:p>3325.88</text:p>
          </table:table-cell>
          <table:table-cell office:value-type="string">
            <text:p><text:s text:c="5"/>1.2611</text:p>
          </table:table-cell>
          <table:table-cell office:value-type="string">
            <text:p><text:s text:c="6"/>4913557</text:p>
          </table:table-cell>
          <table:table-cell office:value-type="string">
            <text:p><text:s text:c="5"/>2929139</text:p>
          </table:table-cell>
          <table:table-cell office:value-type="string">
            <text:p><text:s text:c="6"/>73322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2506.401">
            <text:p>2506.4</text:p>
          </table:table-cell>
          <table:table-cell office:value-type="string">
            <text:p><text:s text:c="4"/>13.3875</text:p>
          </table:table-cell>
          <table:table-cell office:value-type="string">
            <text:p><text:s text:c="5"/>39298316</text:p>
          </table:table-cell>
          <table:table-cell office:value-type="string">
            <text:p><text:s text:c="4"/>31236419</text:p>
          </table:table-cell>
          <table:table-cell office:value-type="string">
            <text:p><text:s text:c="5"/>784073</text:p>
          </table:table-cell>
          <table:table-cell office:value-type="string">
            <text:p><text:s text:c="7"/>507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1619.767">
            <text:p>1619.77</text:p>
          </table:table-cell>
          <table:table-cell office:value-type="string">
            <text:p><text:s text:c="3"/>165.7247</text:p>
          </table:table-cell>
          <table:table-cell office:value-type="string">
            <text:p><text:s text:c="4"/>314665448</text:p>
          </table:table-cell>
          <table:table-cell office:value-type="string">
            <text:p><text:s text:c="3"/>384856868</text:p>
          </table:table-cell>
          <table:table-cell office:value-type="string">
            <text:p><text:s text:c="3"/>20873848</text:p>
          </table:table-cell>
          <table:table-cell office:value-type="string">
            <text:p><text:s text:c="4"/>14586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92.989">
            <text:p>1592.99</text:p>
          </table:table-cell>
          <table:table-cell office:value-type="string">
            <text:p><text:s text:c="2"/>1348.0840</text:p>
          </table:table-cell>
          <table:table-cell office:value-type="string">
            <text:p><text:s text:c="3"/>2517323105</text:p>
          </table:table-cell>
          <table:table-cell office:value-type="string">
            <text:p><text:s text:c="2"/>3134272212</text:p>
          </table:table-cell>
          <table:table-cell office:value-type="string">
            <text:p><text:s text:c="2"/>179641155</text:p>
          </table:table-cell>
          <table:table-cell office:value-type="string">
            <text:p><text:s text:c="3"/>1578858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83.007">
            <text:p>1583.01</text:p>
          </table:table-cell>
          <table:table-cell office:value-type="string">
            <text:p><text:s/>10852.6780</text:p>
          </table:table-cell>
          <table:table-cell office:value-type="string">
            <text:p><text:s text:c="2"/>20138581902</text:p>
          </table:table-cell>
          <table:table-cell office:value-type="string">
            <text:p><text:s/>25205370624</text:p>
          </table:table-cell>
          <table:table-cell office:value-type="string">
            <text:p><text:s/>1453505299</text:p>
          </table:table-cell>
          <table:table-cell office:value-type="string">
            <text:p><text:s text:c="2"/>13060788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Increase size of inner block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913.466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16</text:p>
          </table:table-cell>
          <table:table-cell office:value-type="string">
            <text:p><text:s text:c="10"/>4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01.784">
            <text:p>1501.78</text:p>
          </table:table-cell>
          <table:table-cell office:value-type="string">
            <text:p><text:s text:c="5"/>0.0001</text:p>
          </table:table-cell>
          <table:table-cell office:value-type="string">
            <text:p><text:s text:c="10"/>498</text:p>
          </table:table-cell>
          <table:table-cell office:value-type="string">
            <text:p><text:s text:c="9"/>19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313.235">
            <text:p>2313.24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18</text:p>
          </table:table-cell>
          <table:table-cell office:value-type="string">
            <text:p><text:s text:c="8"/>102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82.34">
            <text:p>2882.3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02</text:p>
          </table:table-cell>
          <table:table-cell office:value-type="string">
            <text:p><text:s text:c="8"/>6604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35.31">
            <text:p>3335.31</text:p>
          </table:table-cell>
          <table:table-cell office:value-type="string">
            <text:p><text:s text:c="5"/>0.0196</text:p>
          </table:table-cell>
          <table:table-cell office:value-type="string">
            <text:p><text:s text:c="7"/>104710</text:p>
          </table:table-cell>
          <table:table-cell office:value-type="string">
            <text:p><text:s text:c="7"/>45653</text:p>
          </table:table-cell>
          <table:table-cell office:value-type="string">
            <text:p><text:s text:c="9"/>2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742.66">
            <text:p>3742.66</text:p>
          </table:table-cell>
          <table:table-cell office:value-type="string">
            <text:p><text:s text:c="5"/>0.1401</text:p>
          </table:table-cell>
          <table:table-cell office:value-type="string">
            <text:p><text:s text:c="7"/>588456</text:p>
          </table:table-cell>
          <table:table-cell office:value-type="string">
            <text:p><text:s text:c="6"/>325206</text:p>
          </table:table-cell>
          <table:table-cell office:value-type="string">
            <text:p><text:s text:c="7"/>3145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805.078">
            <text:p>3805.08</text:p>
          </table:table-cell>
          <table:table-cell office:value-type="string">
            <text:p><text:s text:c="5"/>1.1023</text:p>
          </table:table-cell>
          <table:table-cell office:value-type="string">
            <text:p><text:s text:c="6"/>4707107</text:p>
          </table:table-cell>
          <table:table-cell office:value-type="string">
            <text:p><text:s text:c="5"/>2578098</text:p>
          </table:table-cell>
          <table:table-cell office:value-type="string">
            <text:p><text:s text:c="5"/>157420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3007.679">
            <text:p>3007.68</text:p>
          </table:table-cell>
          <table:table-cell office:value-type="string">
            <text:p><text:s text:c="4"/>11.1563</text:p>
          </table:table-cell>
          <table:table-cell office:value-type="string">
            <text:p><text:s text:c="5"/>37655772</text:p>
          </table:table-cell>
          <table:table-cell office:value-type="string">
            <text:p><text:s text:c="4"/>25895616</text:p>
          </table:table-cell>
          <table:table-cell office:value-type="string">
            <text:p><text:s text:c="4"/>2539736</text:p>
          </table:table-cell>
          <table:table-cell office:value-type="string">
            <text:p><text:s text:c="6"/>1409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2861.053">
            <text:p>2861.05</text:p>
          </table:table-cell>
          <table:table-cell office:value-type="string">
            <text:p><text:s text:c="4"/>93.8240</text:p>
          </table:table-cell>
          <table:table-cell office:value-type="string">
            <text:p><text:s text:c="4"/>301250009</text:p>
          </table:table-cell>
          <table:table-cell office:value-type="string">
            <text:p><text:s text:c="3"/>218078188</text:p>
          </table:table-cell>
          <table:table-cell office:value-type="string">
            <text:p><text:s text:c="3"/>20413480</text:p>
          </table:table-cell>
          <table:table-cell office:value-type="string">
            <text:p><text:s text:c="4"/>14095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40.408">
            <text:p>2840.41</text:p>
          </table:table-cell>
          <table:table-cell office:value-type="string">
            <text:p><text:s text:c="3"/>756.0475</text:p>
          </table:table-cell>
          <table:table-cell office:value-type="string">
            <text:p><text:s text:c="3"/>2409999336</text:p>
          </table:table-cell>
          <table:table-cell office:value-type="string">
            <text:p><text:s text:c="2"/>1759770908</text:p>
          </table:table-cell>
          <table:table-cell office:value-type="string">
            <text:p><text:s text:c="2"/>163543083</text:p>
          </table:table-cell>
          <table:table-cell office:value-type="string">
            <text:p><text:s text:c="3"/>158647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29.182">
            <text:p>2829.18</text:p>
          </table:table-cell>
          <table:table-cell office:value-type="string">
            <text:p><text:s text:c="2"/>6072.3800</text:p>
          </table:table-cell>
          <table:table-cell office:value-type="string">
            <text:p><text:s text:c="2"/>19279992472</text:p>
          </table:table-cell>
          <table:table-cell office:value-type="string">
            <text:p><text:s/>14109721572</text:p>
          </table:table-cell>
          <table:table-cell office:value-type="string">
            <text:p><text:s/>1312507820</text:p>
          </table:table-cell>
          <table:table-cell office:value-type="string">
            <text:p><text:s text:c="2"/>13264910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opy optimization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float" office:value="1937.572">
            <text:p>1937.57</text:p>
          </table:table-cell>
          <table:table-cell office:value-type="string">
            <text:p><text:s text:c="5"/>0.0000</text:p>
          </table:table-cell>
          <table:table-cell office:value-type="string">
            <text:p><text:s text:c="11"/>53</text:p>
          </table:table-cell>
          <table:table-cell office:value-type="string">
            <text:p><text:s text:c="10"/>19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4197.743">
            <text:p>4197.74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92</text:p>
          </table:table-cell>
          <table:table-cell office:value-type="string">
            <text:p><text:s text:c="10"/>7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4762.398">
            <text:p>4762.4</text:p>
          </table:table-cell>
          <table:table-cell office:value-type="string">
            <text:p><text:s text:c="5"/>0.0002</text:p>
          </table:table-cell>
          <table:table-cell office:value-type="string">
            <text:p><text:s text:c="9"/>1215</text:p>
          </table:table-cell>
          <table:table-cell office:value-type="string">
            <text:p><text:s text:c="9"/>499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5452.071">
            <text:p>5452.07</text:p>
          </table:table-cell>
          <table:table-cell office:value-type="string">
            <text:p><text:s text:c="5"/>0.0015</text:p>
          </table:table-cell>
          <table:table-cell office:value-type="string">
            <text:p><text:s text:c="9"/>9008</text:p>
          </table:table-cell>
          <table:table-cell office:value-type="string">
            <text:p><text:s text:c="8"/>349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4078.184">
            <text:p>4078.18</text:p>
          </table:table-cell>
          <table:table-cell office:value-type="string">
            <text:p><text:s text:c="5"/>0.0161</text:p>
          </table:table-cell>
          <table:table-cell office:value-type="string">
            <text:p><text:s text:c="8"/>73485</text:p>
          </table:table-cell>
          <table:table-cell office:value-type="string">
            <text:p><text:s text:c="7"/>37310</text:p>
          </table:table-cell>
          <table:table-cell office:value-type="string">
            <text:p><text:s text:c="9"/>3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418.667">
            <text:p>3418.67</text:p>
          </table:table-cell>
          <table:table-cell office:value-type="string">
            <text:p><text:s text:c="5"/>0.1534</text:p>
          </table:table-cell>
          <table:table-cell office:value-type="string">
            <text:p><text:s text:c="7"/>639414</text:p>
          </table:table-cell>
          <table:table-cell office:value-type="string">
            <text:p><text:s text:c="6"/>356292</text:p>
          </table:table-cell>
          <table:table-cell office:value-type="string">
            <text:p><text:s text:c="7"/>3225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581.714">
            <text:p>3581.71</text:p>
          </table:table-cell>
          <table:table-cell office:value-type="string">
            <text:p><text:s text:c="5"/>1.1710</text:p>
          </table:table-cell>
          <table:table-cell office:value-type="string">
            <text:p><text:s text:c="6"/>5114673</text:p>
          </table:table-cell>
          <table:table-cell office:value-type="string">
            <text:p><text:s text:c="5"/>2722987</text:p>
          </table:table-cell>
          <table:table-cell office:value-type="string">
            <text:p><text:s text:c="5"/>152713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3053.261">
            <text:p>3053.26</text:p>
          </table:table-cell>
          <table:table-cell office:value-type="string">
            <text:p><text:s text:c="4"/>10.9897</text:p>
          </table:table-cell>
          <table:table-cell office:value-type="string">
            <text:p><text:s text:c="5"/>40916202</text:p>
          </table:table-cell>
          <table:table-cell office:value-type="string">
            <text:p><text:s text:c="4"/>25534495</text:p>
          </table:table-cell>
          <table:table-cell office:value-type="string">
            <text:p><text:s text:c="4"/>2423786</text:p>
          </table:table-cell>
          <table:table-cell office:value-type="string">
            <text:p><text:s text:c="7"/>199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3517.584">
            <text:p>3517.58</text:p>
          </table:table-cell>
          <table:table-cell office:value-type="string">
            <text:p><text:s text:c="4"/>76.3125</text:p>
          </table:table-cell>
          <table:table-cell office:value-type="string">
            <text:p><text:s text:c="4"/>301316000</text:p>
          </table:table-cell>
          <table:table-cell office:value-type="string">
            <text:p><text:s text:c="3"/>177365791</text:p>
          </table:table-cell>
          <table:table-cell office:value-type="string">
            <text:p><text:s text:c="4"/>1841810</text:p>
          </table:table-cell>
          <table:table-cell office:value-type="string">
            <text:p><text:s text:c="4"/>167857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543.48">
            <text:p>3543.48</text:p>
          </table:table-cell>
          <table:table-cell office:value-type="string">
            <text:p><text:s text:c="3"/>606.0380</text:p>
          </table:table-cell>
          <table:table-cell office:value-type="string">
            <text:p><text:s text:c="3"/>2409758857</text:p>
          </table:table-cell>
          <table:table-cell office:value-type="string">
            <text:p><text:s text:c="2"/>1418598962</text:p>
          </table:table-cell>
          <table:table-cell office:value-type="string">
            <text:p><text:s text:c="3"/>14537092</text:p>
          </table:table-cell>
          <table:table-cell office:value-type="string">
            <text:p><text:s text:c="3"/>148241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505.877">
            <text:p>3505.88</text:p>
          </table:table-cell>
          <table:table-cell office:value-type="string">
            <text:p><text:s text:c="2"/>4900.3060</text:p>
          </table:table-cell>
          <table:table-cell office:value-type="string">
            <text:p><text:s text:c="2"/>19275004971</text:p>
          </table:table-cell>
          <table:table-cell office:value-type="string">
            <text:p><text:s/>11395524339</text:p>
          </table:table-cell>
          <table:table-cell office:value-type="string">
            <text:p><text:s text:c="2"/>115882259</text:p>
          </table:table-cell>
          <table:table-cell office:value-type="string">
            <text:p><text:s text:c="2"/>13183111</text:p>
          </table:table-cell>
          <table:table-cell/>
        </table:table-row>
      </table:table>
      <table:table table:name="Bottleneck" table:style-name="ta1" table:print="false">
        <table:table-column table:style-name="co1" table:number-columns-repeated="2" table:default-cell-style-name="ce1"/>
        <table:table-column table:style-name="co1" table:default-cell-style-name="ce3"/>
        <table:table-column table:style-name="co5" table:default-cell-style-name="ce5"/>
        <table:table-column table:style-name="co4" table:number-columns-repeated="3" table:default-cell-style-name="ce6"/>
        <table:table-column table:style-name="co5" table:default-cell-style-name="ce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>
            <text:p>Run time</text:p>
          </table:table-cell>
          <table:table-cell table:style-name="ce4" office:value-type="string">
            <text:p>Cycles</text:p>
          </table:table-cell>
          <table:table-cell table:style-name="ce1" office:value-type="string">
            <text:p>L1 Miss</text:p>
          </table:table-cell>
          <table:table-cell table:style-name="ce1" office:value-type="string">
            <text:p>L2 Miss</text:p>
          </table:table-cell>
          <table:table-cell table:style-name="ce1" office:value-type="string">
            <text:p>Multiply</text:p>
          </table:table-cell>
          <table:table-cell table:style-name="ce7" office:value-type="string">
            <text:p>Total Cycle</text:p>
          </table:table-cell>
          <table:table-cell office:value-type="string">
            <text:p>Diff</text:p>
          </table:table-cell>
          <table:table-cell office:value-type="string">
            <text:p>% diff</text:p>
          </table:table-cell>
        </table:table-row>
        <table:table-row table:style-name="ro1">
          <table:table-cell office:value-type="string">
            <text:p><text:s text:c="3"/>2</text:p>
          </table:table-cell>
          <table:table-cell office:value-type="float" office:value="1061.55">
            <text:p>1061.55</text:p>
          </table:table-cell>
          <table:table-cell office:value-type="float" office:value="0">
            <text:p>0.00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E2]*[.$B$14]+[.F2]*[.$B$15]+[.G2]*[.$B$16]" office:value-type="float" office:value="12">
            <text:p>12</text:p>
          </table:table-cell>
          <table:table-cell table:formula="of:=[.H2]-[.D2]" office:value-type="float" office:value="-23">
            <text:p>-23</text:p>
          </table:table-cell>
          <table:table-cell table:formula="of:=[.I2]/[.D2]" office:value-type="float" office:value="-0.657142857142857">
            <text:p>-0.66</text:p>
          </table:table-cell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2046.507">
            <text:p>2046.51</text:p>
          </table:table-cell>
          <table:table-cell office:value-type="float" office:value="0.0001">
            <text:p>0.0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E3]*[.$B$14]+[.F3]*[.$B$15]+[.G3]*[.$B$16]" office:value-type="float" office:value="96">
            <text:p>96</text:p>
          </table:table-cell>
          <table:table-cell table:formula="of:=[.H3]-[.D3]" office:value-type="float" office:value="-49">
            <text:p>-49</text:p>
          </table:table-cell>
          <table:table-cell table:formula="of:=[.I3]/[.D3]" office:value-type="float" office:value="-0.337931034482759">
            <text:p>-0.34</text:p>
          </table:table-cell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605.904">
            <text:p>2605.9</text:p>
          </table:table-cell>
          <table:table-cell office:value-type="float" office:value="0.0004">
            <text:p>0.000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E4]*[.$B$14]+[.F4]*[.$B$15]+[.G4]*[.$B$16]" office:value-type="float" office:value="768">
            <text:p>768</text:p>
          </table:table-cell>
          <table:table-cell table:formula="of:=[.H4]-[.D4]" office:value-type="float" office:value="-145">
            <text:p>-145</text:p>
          </table:table-cell>
          <table:table-cell table:formula="of:=[.I4]/[.D4]" office:value-type="float" office:value="-0.15881708652793">
            <text:p>-0.16</text:p>
          </table:table-cell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47.436">
            <text:p>2847.44</text:p>
          </table:table-cell>
          <table:table-cell office:value-type="float" office:value="0.0029">
            <text:p>0.003</text:p>
          </table:table-cell>
          <table:table-cell office:value-type="float" office:value="6683">
            <text:p>6,683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,048</text:p>
          </table:table-cell>
          <table:table-cell table:formula="of:=[.E5]*[.$B$14]+[.F5]*[.$B$15]+[.G5]*[.$B$16]" office:value-type="float" office:value="6144">
            <text:p>6,144</text:p>
          </table:table-cell>
          <table:table-cell table:formula="of:=[.H5]-[.D5]" office:value-type="float" office:value="-539">
            <text:p>-539</text:p>
          </table:table-cell>
          <table:table-cell table:formula="of:=[.I5]/[.D5]" office:value-type="float" office:value="-0.0806524016160407">
            <text:p>-0.08</text:p>
          </table:table-cell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2930.585">
            <text:p>2930.59</text:p>
          </table:table-cell>
          <table:table-cell office:value-type="float" office:value="0.0224">
            <text:p>0.022</text:p>
          </table:table-cell>
          <table:table-cell office:value-type="float" office:value="51951">
            <text:p>51,95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384">
            <text:p>16,384</text:p>
          </table:table-cell>
          <table:table-cell table:formula="of:=[.E6]*[.$B$14]+[.F6]*[.$B$15]+[.G6]*[.$B$16]" office:value-type="float" office:value="49216">
            <text:p>49,216</text:p>
          </table:table-cell>
          <table:table-cell table:formula="of:=[.H6]-[.D6]" office:value-type="float" office:value="-2735">
            <text:p>-2735</text:p>
          </table:table-cell>
          <table:table-cell table:formula="of:=[.I6]/[.D6]" office:value-type="float" office:value="-0.0526457623529865">
            <text:p>-0.05</text:p>
          </table:table-cell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2808.135">
            <text:p>2808.14</text:p>
          </table:table-cell>
          <table:table-cell office:value-type="float" office:value="0.1867">
            <text:p>0.187</text:p>
          </table:table-cell>
          <table:table-cell office:value-type="float" office:value="435483">
            <text:p>435,483</text:p>
          </table:table-cell>
          <table:table-cell office:value-type="float" office:value="8255">
            <text:p>8,255</text:p>
          </table:table-cell>
          <table:table-cell office:value-type="float" office:value="0">
            <text:p>0</text:p>
          </table:table-cell>
          <table:table-cell office:value-type="float" office:value="131115">
            <text:p>131,115</text:p>
          </table:table-cell>
          <table:table-cell table:formula="of:=[.E7]*[.$B$14]+[.F7]*[.$B$15]+[.G7]*[.$B$16]" office:value-type="float" office:value="409855">
            <text:p>409,855</text:p>
          </table:table-cell>
          <table:table-cell table:formula="of:=[.H7]-[.D7]" office:value-type="float" office:value="-25628">
            <text:p>-25628</text:p>
          </table:table-cell>
          <table:table-cell table:formula="of:=[.I7]/[.D7]" office:value-type="float" office:value="-0.0588495991806798">
            <text:p>-0.06</text:p>
          </table:table-cell>
        </table:table-row>
        <table:table-row table:style-name="ro1">
          <table:table-cell office:value-type="string">
            <text:p><text:s/>128</text:p>
          </table:table-cell>
          <table:table-cell office:value-type="float" office:value="2793.23">
            <text:p>2793.23</text:p>
          </table:table-cell>
          <table:table-cell office:value-type="float" office:value="1.5016">
            <text:p>1.502</text:p>
          </table:table-cell>
          <table:table-cell office:value-type="float" office:value="3492267">
            <text:p>3,492,267</text:p>
          </table:table-cell>
          <table:table-cell office:value-type="float" office:value="260187">
            <text:p>260,187</text:p>
          </table:table-cell>
          <table:table-cell office:value-type="float" office:value="2">
            <text:p>2</text:p>
          </table:table-cell>
          <table:table-cell office:value-type="float" office:value="1049201">
            <text:p>1,049,201</text:p>
          </table:table-cell>
          <table:table-cell table:formula="of:=[.E8]*[.$B$14]+[.F8]*[.$B$15]+[.G8]*[.$B$16]" office:value-type="float" office:value="3668037">
            <text:p>3,668,037</text:p>
          </table:table-cell>
          <table:table-cell table:formula="of:=[.H8]-[.D8]" office:value-type="float" office:value="175770">
            <text:p>175770</text:p>
          </table:table-cell>
          <table:table-cell table:formula="of:=[.I8]/[.D8]" office:value-type="float" office:value="0.0503312031983809">
            <text:p>0.05</text:p>
          </table:table-cell>
        </table:table-row>
        <table:table-row table:style-name="ro1">
          <table:table-cell office:value-type="string">
            <text:p><text:s/>256</text:p>
          </table:table-cell>
          <table:table-cell office:value-type="float" office:value="2619.205">
            <text:p>2619.21</text:p>
          </table:table-cell>
          <table:table-cell office:value-type="float" office:value="12.8109">
            <text:p>12.811</text:p>
          </table:table-cell>
          <table:table-cell office:value-type="float" office:value="29737717">
            <text:p>29,737,717</text:p>
          </table:table-cell>
          <table:table-cell office:value-type="float" office:value="2094831">
            <text:p>2,094,831</text:p>
          </table:table-cell>
          <table:table-cell office:value-type="float" office:value="3450">
            <text:p>3,450</text:p>
          </table:table-cell>
          <table:table-cell office:value-type="float" office:value="8575647">
            <text:p>8,575,647</text:p>
          </table:table-cell>
          <table:table-cell table:formula="of:=[.E9]*[.$B$14]+[.F9]*[.$B$15]+[.G9]*[.$B$16]" office:value-type="float" office:value="30020103">
            <text:p>30,020,103</text:p>
          </table:table-cell>
          <table:table-cell table:formula="of:=[.H9]-[.D9]" office:value-type="float" office:value="282386">
            <text:p>282386</text:p>
          </table:table-cell>
          <table:table-cell table:formula="of:=[.I9]/[.D9]" office:value-type="float" office:value="0.00949588699092133">
            <text:p>0.01</text:p>
          </table:table-cell>
        </table:table-row>
        <table:table-row table:style-name="ro1">
          <table:table-cell office:value-type="string">
            <text:p><text:s/>512</text:p>
          </table:table-cell>
          <table:table-cell office:value-type="float" office:value="2662.884">
            <text:p>2662.88</text:p>
          </table:table-cell>
          <table:table-cell office:value-type="float" office:value="100.8063">
            <text:p>100.806</text:p>
          </table:table-cell>
          <table:table-cell office:value-type="float" office:value="233829047">
            <text:p>233,829,047</text:p>
          </table:table-cell>
          <table:table-cell office:value-type="float" office:value="16849999">
            <text:p>16,849,999</text:p>
          </table:table-cell>
          <table:table-cell office:value-type="float" office:value="64343">
            <text:p>64,343</text:p>
          </table:table-cell>
          <table:table-cell office:value-type="float" office:value="67705435">
            <text:p>67,705,435</text:p>
          </table:table-cell>
          <table:table-cell table:formula="of:=[.E10]*[.$B$14]+[.F10]*[.$B$15]+[.G10]*[.$B$16]" office:value-type="float" office:value="238746593">
            <text:p>238,746,593</text:p>
          </table:table-cell>
          <table:table-cell table:formula="of:=[.H10]-[.D10]" office:value-type="float" office:value="4917546">
            <text:p>4917546</text:p>
          </table:table-cell>
          <table:table-cell table:formula="of:=[.I10]/[.D10]" office:value-type="float" office:value="0.0210305180775937">
            <text:p>0.0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/>867.266</text:p>
          </table:table-cell>
          <table:table-cell office:value-type="float" office:value="2476.154">
            <text:p>2476.154</text:p>
          </table:table-cell>
          <table:table-cell office:value-type="float" office:value="5732351737">
            <text:p>5,732,351,737</text:p>
          </table:table-cell>
          <table:table-cell office:value-type="float" office:value="134882105">
            <text:p>134,882,105</text:p>
          </table:table-cell>
          <table:table-cell office:value-type="float" office:value="115954556">
            <text:p>115,954,556</text:p>
          </table:table-cell>
          <table:table-cell office:value-type="float" office:value="537768543">
            <text:p>537,768,543</text:p>
          </table:table-cell>
          <table:table-cell table:formula="of:=[.E11]*[.$B$14]+[.F11]*[.$B$15]+[.G11]*[.$B$16]" office:value-type="float" office:value="5361706519">
            <text:p>5,361,706,519</text:p>
          </table:table-cell>
          <table:table-cell table:formula="of:=[.H11]-[.D11]" office:value-type="float" office:value="-370645218">
            <text:p>-370645218</text:p>
          </table:table-cell>
          <table:table-cell table:formula="of:=[.I11]/[.D11]" office:value-type="float" office:value="-0.0646584918381117">
            <text:p>-0.0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812.467</text:p>
          </table:table-cell>
          <table:table-cell office:value-type="float" office:value="21145.321">
            <text:p>21145.321</text:p>
          </table:table-cell>
          <table:table-cell office:value-type="float" office:value="49023135037">
            <text:p>49,023,135,037</text:p>
          </table:table-cell>
          <table:table-cell office:value-type="float" office:value="1101456504">
            <text:p>1,101,456,504</text:p>
          </table:table-cell>
          <table:table-cell office:value-type="float" office:value="1076981856">
            <text:p>1,076,981,856</text:p>
          </table:table-cell>
          <table:table-cell office:value-type="float" office:value="4297577991">
            <text:p>4,297,577,991</text:p>
          </table:table-cell>
          <table:table-cell table:formula="of:=[.E12]*[.$B$14]+[.F12]*[.$B$15]+[.G12]*[.$B$16]" office:value-type="float" office:value="47405102661">
            <text:p>47,405,102,661</text:p>
          </table:table-cell>
          <table:table-cell table:formula="of:=[.H12]-[.D12]" office:value-type="float" office:value="-1618032376">
            <text:p>-1618032376</text:p>
          </table:table-cell>
          <table:table-cell table:formula="of:=[.I12]/[.D12]" office:value-type="float" office:value="-0.0330054855687788">
            <text:p>-0.03</text:p>
          </table:table-cell>
        </table:table-row>
        <table:table-row table:style-name="ro1">
          <table:table-cell table:style-name="Default" office:value-type="string">
            <text:p>Just SSE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>
            <text:p>L1 Cycl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L2 Cycle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Mult Cycle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6"/>
          <table:table-cell table:number-columns-repeated="2"/>
        </table:table-row>
      </table:table>
      <table:table table:name="Report Performance" table:style-name="ta1" table:print="false">
        <table:table-column table:style-name="co1" table:number-columns-repeated="3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aive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765.213">
            <text:p>765.21</text:p>
          </table:table-cell>
          <table:table-cell table:style-name="ce1" office:value-type="float" office:value="0">
            <text:p>0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49">
            <text:p>49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F3]/[.H3]*100" office:value-type="float" office:value="0">
            <text:p>0</text:p>
          </table:table-cell>
          <table:table-cell table:formula="of:=[.G3]/MAX([.I3];1)*100" office:value-type="float" office:value="0">
            <text:p>0</text:p>
          </table:table-cell>
          <table:table-cell table:formula="of:=[.E3]/[.D3]" office:value-type="float" office:value="0.368421052631579">
            <text:p>0.37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754.63">
            <text:p>754.63</text:p>
          </table:table-cell>
          <table:table-cell table:style-name="ce1" office:value-type="float" office:value="0.0002">
            <text:p>0</text:p>
          </table:table-cell>
          <table:table-cell table:style-name="ce6" office:value-type="float" office:value="681">
            <text:p>681</text:p>
          </table:table-cell>
          <table:table-cell table:style-name="ce6" office:value-type="float" office:value="394">
            <text:p>394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table:formula="of:=[.F4]/[.H4]*100" office:value-type="float" office:value="0">
            <text:p>0</text:p>
          </table:table-cell>
          <table:table-cell table:formula="of:=[.G4]/MAX([.I4];1)*100" office:value-type="float" office:value="0">
            <text:p>0</text:p>
          </table:table-cell>
          <table:table-cell table:formula="of:=[.E4]/[.D4]" office:value-type="float" office:value="0.57856093979442">
            <text:p>0.58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747.733">
            <text:p>747.73</text:p>
          </table:table-cell>
          <table:table-cell table:style-name="ce1" office:value-type="float" office:value="0.0014">
            <text:p>0</text:p>
          </table:table-cell>
          <table:table-cell table:style-name="ce6" office:value-type="float" office:value="4633">
            <text:p>4,633</text:p>
          </table:table-cell>
          <table:table-cell table:style-name="ce6" office:value-type="float" office:value="3181">
            <text:p>3,181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2710">
            <text:p>2,710</text:p>
          </table:table-cell>
          <table:table-cell office:value-type="float" office:value="0">
            <text:p>0</text:p>
          </table:table-cell>
          <table:table-cell table:formula="of:=[.F5]/[.H5]*100" office:value-type="float" office:value="0">
            <text:p>0</text:p>
          </table:table-cell>
          <table:table-cell table:formula="of:=[.G5]/MAX([.I5];1)*100" office:value-type="float" office:value="0">
            <text:p>0</text:p>
          </table:table-cell>
          <table:table-cell table:formula="of:=[.E5]/[.D5]" office:value-type="float" office:value="0.686596157996978">
            <text:p>0.69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755.321">
            <text:p>755.32</text:p>
          </table:table-cell>
          <table:table-cell table:style-name="ce1" office:value-type="float" office:value="0.0108">
            <text:p>0.01</text:p>
          </table:table-cell>
          <table:table-cell table:style-name="ce6" office:value-type="float" office:value="34713">
            <text:p>34,713</text:p>
          </table:table-cell>
          <table:table-cell table:style-name="ce6" office:value-type="float" office:value="25189">
            <text:p>25,189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20948">
            <text:p>20,948</text:p>
          </table:table-cell>
          <table:table-cell office:value-type="float" office:value="0">
            <text:p>0</text:p>
          </table:table-cell>
          <table:table-cell table:formula="of:=[.F6]/[.H6]*100" office:value-type="float" office:value="0">
            <text:p>0</text:p>
          </table:table-cell>
          <table:table-cell table:formula="of:=[.G6]/MAX([.I6];1)*100" office:value-type="float" office:value="0">
            <text:p>0</text:p>
          </table:table-cell>
          <table:table-cell table:formula="of:=[.E6]/[.D6]" office:value-type="float" office:value="0.725635928902717">
            <text:p>0.73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681.597">
            <text:p>681.6</text:p>
          </table:table-cell>
          <table:table-cell table:style-name="ce1" office:value-type="float" office:value="0.0962">
            <text:p>0.1</text:p>
          </table:table-cell>
          <table:table-cell table:style-name="ce6" office:value-type="float" office:value="269593">
            <text:p>269,593</text:p>
          </table:table-cell>
          <table:table-cell table:style-name="ce6" office:value-type="float" office:value="223389">
            <text:p>223,38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office:value-type="float" office:value="156639">
            <text:p>156,639</text:p>
          </table:table-cell>
          <table:table-cell office:value-type="float" office:value="377">
            <text:p>377</text:p>
          </table:table-cell>
          <table:table-cell table:formula="of:=[.F7]/[.H7]*100" office:value-type="float" office:value="0.0172370865493268">
            <text:p>0.02</text:p>
          </table:table-cell>
          <table:table-cell table:formula="of:=[.G7]/MAX([.I7];1)*100" office:value-type="float" office:value="0">
            <text:p>0</text:p>
          </table:table-cell>
          <table:table-cell table:formula="of:=[.E7]/[.D7]" office:value-type="float" office:value="0.828615728153179">
            <text:p>0.83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574.584">
            <text:p>574.58</text:p>
          </table:table-cell>
          <table:table-cell table:style-name="ce1" office:value-type="float" office:value="0.9125">
            <text:p>0.91</text:p>
          </table:table-cell>
          <table:table-cell table:style-name="ce6" office:value-type="float" office:value="2126362">
            <text:p>2,126,362</text:p>
          </table:table-cell>
          <table:table-cell table:style-name="ce6" office:value-type="float" office:value="2119160">
            <text:p>2,119,160</text:p>
          </table:table-cell>
          <table:table-cell table:style-name="ce6" office:value-type="float" office:value="24526">
            <text:p>24,526</text:p>
          </table:table-cell>
          <table:table-cell table:style-name="ce6" office:value-type="float" office:value="0">
            <text:p>0</text:p>
          </table:table-cell>
          <table:table-cell office:value-type="float" office:value="1297288">
            <text:p>1,297,288</text:p>
          </table:table-cell>
          <table:table-cell office:value-type="float" office:value="33260">
            <text:p>33,260</text:p>
          </table:table-cell>
          <table:table-cell table:formula="of:=[.F8]/[.H8]*100" office:value-type="float" office:value="1.89055938234224">
            <text:p>1.89</text:p>
          </table:table-cell>
          <table:table-cell table:formula="of:=[.G8]/MAX([.I8];1)*100" office:value-type="float" office:value="0">
            <text:p>0</text:p>
          </table:table-cell>
          <table:table-cell table:formula="of:=[.E8]/[.D8]" office:value-type="float" office:value="0.996612994400765">
            <text:p>1</text:p>
          </table:table-cell>
          <table:table-cell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float" office:value="331.329">
            <text:p>331.33</text:p>
          </table:table-cell>
          <table:table-cell table:style-name="ce1" office:value-type="float" office:value="12.659">
            <text:p>12.66</text:p>
          </table:table-cell>
          <table:table-cell table:style-name="ce6" office:value-type="float" office:value="16892960">
            <text:p>16,892,960</text:p>
          </table:table-cell>
          <table:table-cell table:style-name="ce6" office:value-type="float" office:value="29443156">
            <text:p>29,443,156</text:p>
          </table:table-cell>
          <table:table-cell table:style-name="ce6" office:value-type="float" office:value="2427569">
            <text:p>2,427,569</text:p>
          </table:table-cell>
          <table:table-cell table:style-name="ce6" office:value-type="float" office:value="8">
            <text:p>8</text:p>
          </table:table-cell>
          <table:table-cell office:value-type="float" office:value="10991681">
            <text:p>10,991,681</text:p>
          </table:table-cell>
          <table:table-cell office:value-type="float" office:value="2434546">
            <text:p>2,434,546</text:p>
          </table:table-cell>
          <table:table-cell table:formula="of:=[.F9]/[.H9]*100" office:value-type="float" office:value="22.0855117611219">
            <text:p>22.09</text:p>
          </table:table-cell>
          <table:table-cell table:formula="of:=[.G9]/MAX([.I9];1)*100" office:value-type="float" office:value="0.000328603361776693">
            <text:p>0</text:p>
          </table:table-cell>
          <table:table-cell table:formula="of:=[.E9]/[.D9]" office:value-type="float" office:value="1.74292462659001">
            <text:p>1.74</text:p>
          </table:table-cell>
          <table:table-cell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office:value-type="float" office:value="227.584">
            <text:p>227.58</text:p>
          </table:table-cell>
          <table:table-cell table:style-name="ce1" office:value-type="float" office:value="147.4379">
            <text:p>147.44</text:p>
          </table:table-cell>
          <table:table-cell table:style-name="ce6" office:value-type="float" office:value="134678638">
            <text:p>134,678,638</text:p>
          </table:table-cell>
          <table:table-cell table:style-name="ce6" office:value-type="float" office:value="343480488">
            <text:p>343,480,488</text:p>
          </table:table-cell>
          <table:table-cell table:style-name="ce6" office:value-type="float" office:value="24922029">
            <text:p>24,922,029</text:p>
          </table:table-cell>
          <table:table-cell table:style-name="ce6" office:value-type="float" office:value="2694">
            <text:p>2,694</text:p>
          </table:table-cell>
          <table:table-cell office:value-type="float" office:value="92193892">
            <text:p>92,193,892</text:p>
          </table:table-cell>
          <table:table-cell office:value-type="float" office:value="24950234">
            <text:p>24,950,234</text:p>
          </table:table-cell>
          <table:table-cell table:formula="of:=[.F10]/[.H10]*100" office:value-type="float" office:value="27.0321910262775">
            <text:p>27.03</text:p>
          </table:table-cell>
          <table:table-cell table:formula="of:=[.G10]/MAX([.I10];1)*100" office:value-type="float" office:value="0.0107974939233035">
            <text:p>0.01</text:p>
          </table:table-cell>
          <table:table-cell table:formula="of:=[.E10]/[.D10]" office:value-type="float" office:value="2.55037096528998">
            <text:p>2.55</text:p>
          </table:table-cell>
          <table:table-cell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" office:value-type="float" office:value="140.976">
            <text:p>140.98</text:p>
          </table:table-cell>
          <table:table-cell table:style-name="ce1" office:value-type="float" office:value="1904.119">
            <text:p>1904.12</text:p>
          </table:table-cell>
          <table:table-cell table:style-name="ce6" office:value-type="float" office:value="1075581786">
            <text:p>1,075,581,786</text:p>
          </table:table-cell>
          <table:table-cell table:style-name="ce6" office:value-type="float" office:value="4430396405">
            <text:p>4,430,396,405</text:p>
          </table:table-cell>
          <table:table-cell table:style-name="ce6" office:value-type="float" office:value="266979850">
            <text:p>266,979,850</text:p>
          </table:table-cell>
          <table:table-cell table:style-name="ce6" office:value-type="float" office:value="116361">
            <text:p>116,361</text:p>
          </table:table-cell>
          <table:table-cell office:value-type="float" office:value="932074078">
            <text:p>932,074,078</text:p>
          </table:table-cell>
          <table:table-cell office:value-type="float" office:value="255066744">
            <text:p>255,066,744</text:p>
          </table:table-cell>
          <table:table-cell table:formula="of:=[.F11]/[.H11]*100" office:value-type="float" office:value="28.6436299755136">
            <text:p>28.64</text:p>
          </table:table-cell>
          <table:table-cell table:formula="of:=[.G11]/MAX([.I11];1)*100" office:value-type="float" office:value="0.0456198241194469">
            <text:p>0.05</text:p>
          </table:table-cell>
          <table:table-cell table:formula="of:=[.E11]/[.D11]" office:value-type="float" office:value="4.11906975617008">
            <text:p>4.12</text:p>
          </table:table-cell>
          <table:table-cell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" office:value-type="float" office:value="100.325">
            <text:p>100.33</text:p>
          </table:table-cell>
          <table:table-cell table:style-name="ce1" office:value-type="float" office:value="21405.337">
            <text:p>21405.34</text:p>
          </table:table-cell>
          <table:table-cell table:style-name="ce6" office:value-type="float" office:value="8597289381">
            <text:p>8,597,289,381</text:p>
          </table:table-cell>
          <table:table-cell table:style-name="ce6" office:value-type="float" office:value="49697805160">
            <text:p>49,697,805,160</text:p>
          </table:table-cell>
          <table:table-cell table:style-name="ce6" office:value-type="float" office:value="1848707670">
            <text:p>1,848,707,670</text:p>
          </table:table-cell>
          <table:table-cell table:style-name="ce6" office:value-type="float" office:value="483279194">
            <text:p>483,279,194</text:p>
          </table:table-cell>
          <table:table-cell office:value-type="float" office:value="7499536772">
            <text:p>7,499,536,772</text:p>
          </table:table-cell>
          <table:table-cell office:value-type="float" office:value="2140510921">
            <text:p>2,140,510,921</text:p>
          </table:table-cell>
          <table:table-cell table:formula="of:=[.F12]/[.H12]*100" office:value-type="float" office:value="24.6509581352047">
            <text:p>24.65</text:p>
          </table:table-cell>
          <table:table-cell table:formula="of:=[.G12]/MAX([.I12];1)*100" office:value-type="float" office:value="22.5777495110477">
            <text:p>22.58</text:p>
          </table:table-cell>
          <table:table-cell table:formula="of:=[.E12]/[.D12]" office:value-type="float" office:value="5.78063654223761">
            <text:p>5.78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table:number-columns-repeated="11" table:style-name="ce1" office:value-type="string">
            <text:p>NA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SSE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8.692">
            <text:p>828.6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F17]/[.H17]*100" office:value-type="float" office:value="0">
            <text:p>0</text:p>
          </table:table-cell>
          <table:table-cell table:formula="of:=[.G17]/MAX([.I17];1)*100" office:value-type="float" office:value="0">
            <text:p>0</text:p>
          </table:table-cell>
          <table:table-cell table:formula="of:=[.E17]/[.D17]"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4.69">
            <text:p>2054.69</text:p>
          </table:table-cell>
          <table:table-cell office:value-type="float" office:value="0.0001">
            <text:p>0</text:p>
          </table:table-cell>
          <table:table-cell office:value-type="float" office:value="408">
            <text:p>40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table:formula="of:=[.F18]/[.H18]*100" office:value-type="float" office:value="0">
            <text:p>0</text:p>
          </table:table-cell>
          <table:table-cell table:formula="of:=[.G18]/MAX([.I18];1)*100" office:value-type="float" office:value="0">
            <text:p>0</text:p>
          </table:table-cell>
          <table:table-cell table:formula="of:=[.E18]/[.D18]" office:value-type="float" office:value="0.355392156862745">
            <text:p>0.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5.956">
            <text:p>2605.96</text:p>
          </table:table-cell>
          <table:table-cell office:value-type="float" office:value="0.0004">
            <text:p>0</text:p>
          </table:table-cell>
          <table:table-cell office:value-type="float" office:value="2392">
            <text:p>2,392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formula="of:=[.F19]/[.H19]*100" office:value-type="float" office:value="0">
            <text:p>0</text:p>
          </table:table-cell>
          <table:table-cell table:formula="of:=[.G19]/MAX([.I19];1)*100" office:value-type="float" office:value="0">
            <text:p>0</text:p>
          </table:table-cell>
          <table:table-cell table:formula="of:=[.E19]/[.D19]" office:value-type="float" office:value="0.381688963210702">
            <text:p>0.3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60.738">
            <text:p>2860.74</text:p>
          </table:table-cell>
          <table:table-cell office:value-type="float" office:value="0.0029">
            <text:p>0</text:p>
          </table:table-cell>
          <table:table-cell office:value-type="float" office:value="16536">
            <text:p>16,536</text:p>
          </table:table-cell>
          <table:table-cell office:value-type="float" office:value="6681">
            <text:p>6,681</text:p>
          </table:table-cell>
          <table:table-cell table:number-columns-repeated="2" office:value-type="float" office:value="0">
            <text:p>0</text:p>
          </table:table-cell>
          <table:table-cell office:value-type="float" office:value="6409">
            <text:p>6,409</text:p>
          </table:table-cell>
          <table:table-cell office:value-type="float" office:value="0">
            <text:p>0</text:p>
          </table:table-cell>
          <table:table-cell table:formula="of:=[.F20]/[.H20]*100" office:value-type="float" office:value="0">
            <text:p>0</text:p>
          </table:table-cell>
          <table:table-cell table:formula="of:=[.G20]/MAX([.I20];1)*100" office:value-type="float" office:value="0">
            <text:p>0</text:p>
          </table:table-cell>
          <table:table-cell table:formula="of:=[.E20]/[.D20]" office:value-type="float" office:value="0.404027576197387">
            <text:p>0.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31.634">
            <text:p>2931.63</text:p>
          </table:table-cell>
          <table:table-cell office:value-type="float" office:value="0.0224">
            <text:p>0.02</text:p>
          </table:table-cell>
          <table:table-cell office:value-type="float" office:value="123160">
            <text:p>123,160</text:p>
          </table:table-cell>
          <table:table-cell office:value-type="float" office:value="51952">
            <text:p>51,9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1208">
            <text:p>51,208</text:p>
          </table:table-cell>
          <table:table-cell office:value-type="float" office:value="77">
            <text:p>77</text:p>
          </table:table-cell>
          <table:table-cell table:formula="of:=[.F21]/[.H21]*100" office:value-type="float" office:value="0.0956881737228558">
            <text:p>0.1</text:p>
          </table:table-cell>
          <table:table-cell table:formula="of:=[.G21]/MAX([.I21];1)*100" office:value-type="float" office:value="0">
            <text:p>0</text:p>
          </table:table-cell>
          <table:table-cell table:formula="of:=[.E21]/[.D21]" office:value-type="float" office:value="0.421825267944138">
            <text:p>0.4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96.379">
            <text:p>2796.38</text:p>
          </table:table-cell>
          <table:table-cell office:value-type="float" office:value="0.1875">
            <text:p>0.19</text:p>
          </table:table-cell>
          <table:table-cell office:value-type="float" office:value="950808">
            <text:p>950,808</text:p>
          </table:table-cell>
          <table:table-cell office:value-type="float" office:value="435595">
            <text:p>435,595</text:p>
          </table:table-cell>
          <table:table-cell office:value-type="float" office:value="8252">
            <text:p>8,252</text:p>
          </table:table-cell>
          <table:table-cell office:value-type="float" office:value="0">
            <text:p>0</text:p>
          </table:table-cell>
          <table:table-cell office:value-type="float" office:value="408278">
            <text:p>408,278</text:p>
          </table:table-cell>
          <table:table-cell office:value-type="float" office:value="20820">
            <text:p>20,820</text:p>
          </table:table-cell>
          <table:table-cell table:formula="of:=[.F22]/[.H22]*100" office:value-type="float" office:value="2.02117184859336">
            <text:p>2.02</text:p>
          </table:table-cell>
          <table:table-cell table:formula="of:=[.G22]/MAX([.I22];1)*100" office:value-type="float" office:value="0">
            <text:p>0</text:p>
          </table:table-cell>
          <table:table-cell table:formula="of:=[.E22]/[.D22]" office:value-type="float" office:value="0.458131399819943">
            <text:p>0.4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782.103">
            <text:p>2782.1</text:p>
          </table:table-cell>
          <table:table-cell office:value-type="float" office:value="1.5076">
            <text:p>1.51</text:p>
          </table:table-cell>
          <table:table-cell office:value-type="float" office:value="7472153">
            <text:p>7,472,153</text:p>
          </table:table-cell>
          <table:table-cell office:value-type="float" office:value="3492812">
            <text:p>3,492,812</text:p>
          </table:table-cell>
          <table:table-cell office:value-type="float" office:value="260189">
            <text:p>260,189</text:p>
          </table:table-cell>
          <table:table-cell office:value-type="float" office:value="1">
            <text:p>1</text:p>
          </table:table-cell>
          <table:table-cell office:value-type="float" office:value="3165435">
            <text:p>3,165,435</text:p>
          </table:table-cell>
          <table:table-cell office:value-type="float" office:value="671433">
            <text:p>671,433</text:p>
          </table:table-cell>
          <table:table-cell table:formula="of:=[.F23]/[.H23]*100" office:value-type="float" office:value="8.21969176432307">
            <text:p>8.22</text:p>
          </table:table-cell>
          <table:table-cell table:formula="of:=[.G23]/MAX([.I23];1)*100" office:value-type="float" office:value="0.000148935187874293">
            <text:p>0</text:p>
          </table:table-cell>
          <table:table-cell table:formula="of:=[.E23]/[.D23]" office:value-type="float" office:value="0.467443854535634">
            <text:p>0.4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40.074">
            <text:p>2640.07</text:p>
          </table:table-cell>
          <table:table-cell office:value-type="float" office:value="12.7097">
            <text:p>12.71</text:p>
          </table:table-cell>
          <table:table-cell office:value-type="float" office:value="59246623">
            <text:p>59,246,623</text:p>
          </table:table-cell>
          <table:table-cell office:value-type="float" office:value="29710225">
            <text:p>29,710,225</text:p>
          </table:table-cell>
          <table:table-cell office:value-type="float" office:value="2094890">
            <text:p>2,094,890</text:p>
          </table:table-cell>
          <table:table-cell office:value-type="float" office:value="1394">
            <text:p>1,394</text:p>
          </table:table-cell>
          <table:table-cell office:value-type="float" office:value="25635822">
            <text:p>25,635,822</text:p>
          </table:table-cell>
          <table:table-cell office:value-type="float" office:value="5264400">
            <text:p>5,264,400</text:p>
          </table:table-cell>
          <table:table-cell table:formula="of:=[.F24]/[.H24]*100" office:value-type="float" office:value="8.17172938710528">
            <text:p>8.17</text:p>
          </table:table-cell>
          <table:table-cell table:formula="of:=[.G24]/MAX([.I24];1)*100" office:value-type="float" office:value="0.0264797507788162">
            <text:p>0.03</text:p>
          </table:table-cell>
          <table:table-cell table:formula="of:=[.E24]/[.D24]" office:value-type="float" office:value="0.501466978126331">
            <text:p>0.5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673.492">
            <text:p>2673.49</text:p>
          </table:table-cell>
          <table:table-cell office:value-type="float" office:value="100.4063">
            <text:p>100.41</text:p>
          </table:table-cell>
          <table:table-cell office:value-type="float" office:value="471863375">
            <text:p>471,863,375</text:p>
          </table:table-cell>
          <table:table-cell office:value-type="float" office:value="233233129">
            <text:p>233,233,129</text:p>
          </table:table-cell>
          <table:table-cell office:value-type="float" office:value="16851905">
            <text:p>16,851,905</text:p>
          </table:table-cell>
          <table:table-cell office:value-type="float" office:value="64861">
            <text:p>64,861</text:p>
          </table:table-cell>
          <table:table-cell office:value-type="float" office:value="203380807">
            <text:p>203,380,807</text:p>
          </table:table-cell>
          <table:table-cell office:value-type="float" office:value="42772351">
            <text:p>42,772,351</text:p>
          </table:table-cell>
          <table:table-cell table:formula="of:=[.F25]/[.H25]*100" office:value-type="float" office:value="8.28588756656866">
            <text:p>8.29</text:p>
          </table:table-cell>
          <table:table-cell table:formula="of:=[.G25]/MAX([.I25];1)*100" office:value-type="float" office:value="0.151642354192782">
            <text:p>0.15</text:p>
          </table:table-cell>
          <table:table-cell table:formula="of:=[.E25]/[.D25]" office:value-type="float" office:value="0.49428105963935">
            <text:p>0.4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67.266">
            <text:p>867.27</text:p>
          </table:table-cell>
          <table:table-cell office:value-type="float" office:value="2476.154">
            <text:p>2476.15</text:p>
          </table:table-cell>
          <table:table-cell office:value-type="float" office:value="3766494129">
            <text:p>3,766,494,129</text:p>
          </table:table-cell>
          <table:table-cell office:value-type="float" office:value="5752949389">
            <text:p>5,752,949,389</text:p>
          </table:table-cell>
          <table:table-cell office:value-type="float" office:value="134885123">
            <text:p>134,885,123</text:p>
          </table:table-cell>
          <table:table-cell office:value-type="float" office:value="115465120">
            <text:p>115,465,120</text:p>
          </table:table-cell>
          <table:table-cell office:value-type="float" office:value="1617562377">
            <text:p>1,617,562,377</text:p>
          </table:table-cell>
          <table:table-cell office:value-type="float" office:value="291538588">
            <text:p>291,538,588</text:p>
          </table:table-cell>
          <table:table-cell table:formula="of:=[.F26]/[.H26]*100" office:value-type="float" office:value="8.33878958350674">
            <text:p>8.34</text:p>
          </table:table-cell>
          <table:table-cell table:formula="of:=[.G26]/MAX([.I26];1)*100" office:value-type="float" office:value="39.6054329521552">
            <text:p>39.61</text:p>
          </table:table-cell>
          <table:table-cell table:formula="of:=[.E26]/[.D26]" office:value-type="float" office:value="1.52740166105805">
            <text:p>1.53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04.854">
            <text:p>804.85</text:p>
          </table:table-cell>
          <table:table-cell office:value-type="float" office:value="21345.334">
            <text:p>21345.33</text:p>
          </table:table-cell>
          <table:table-cell office:value-type="float" office:value="30098347627">
            <text:p>30,098,347,627</text:p>
          </table:table-cell>
          <table:table-cell office:value-type="float" office:value="49512402723">
            <text:p>49,512,402,723</text:p>
          </table:table-cell>
          <table:table-cell office:value-type="float" office:value="1102078829">
            <text:p>1,102,078,829</text:p>
          </table:table-cell>
          <table:table-cell office:value-type="float" office:value="1078419568">
            <text:p>1,078,419,568</text:p>
          </table:table-cell>
          <table:table-cell office:value-type="float" office:value="12921475490">
            <text:p>12,921,475,490</text:p>
          </table:table-cell>
          <table:table-cell office:value-type="float" office:value="2209665130">
            <text:p>2,209,665,130</text:p>
          </table:table-cell>
          <table:table-cell table:formula="of:=[.F27]/[.H27]*100" office:value-type="float" office:value="8.52904786185529">
            <text:p>8.53</text:p>
          </table:table-cell>
          <table:table-cell table:formula="of:=[.G27]/MAX([.I27];1)*100" office:value-type="float" office:value="48.8046606410447">
            <text:p>48.8</text:p>
          </table:table-cell>
          <table:table-cell table:formula="of:=[.E27]/[.D27]" office:value-type="float" office:value="1.64502062826148">
            <text:p>1.65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Blocking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.239">
            <text:p>1034.2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31]/[.H31]*100" office:value-type="float" office:value="0">
            <text:p>0</text:p>
          </table:table-cell>
          <table:table-cell table:formula="of:=[.G31]/MAX([.I31];1)*100" office:value-type="float" office:value="0">
            <text:p>0</text:p>
          </table:table-cell>
          <table:table-cell table:formula="of:=[.E31]/[.D31]" office:value-type="float" office:value="0.333333333333333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1.577">
            <text:p>2051.58</text:p>
          </table:table-cell>
          <table:table-cell office:value-type="float" office:value="0.0001">
            <text:p>0</text:p>
          </table:table-cell>
          <table:table-cell office:value-type="float" office:value="402">
            <text:p>40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32]/[.H32]*100" office:value-type="float" office:value="0">
            <text:p>0</text:p>
          </table:table-cell>
          <table:table-cell table:formula="of:=[.G32]/MAX([.I32];1)*100" office:value-type="float" office:value="0">
            <text:p>0</text:p>
          </table:table-cell>
          <table:table-cell table:formula="of:=[.E32]/[.D32]" office:value-type="float" office:value="0.360696517412935">
            <text:p>0.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0.963">
            <text:p>2810.96</text:p>
          </table:table-cell>
          <table:table-cell office:value-type="float" office:value="0.0004">
            <text:p>0</text:p>
          </table:table-cell>
          <table:table-cell office:value-type="float" office:value="2334">
            <text:p>2,334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table:formula="of:=[.F33]/[.H33]*100" office:value-type="float" office:value="0">
            <text:p>0</text:p>
          </table:table-cell>
          <table:table-cell table:formula="of:=[.G33]/MAX([.I33];1)*100" office:value-type="float" office:value="0">
            <text:p>0</text:p>
          </table:table-cell>
          <table:table-cell table:formula="of:=[.E33]/[.D33]" office:value-type="float" office:value="0.362467866323907">
            <text:p>0.3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24.687">
            <text:p>2924.69</text:p>
          </table:table-cell>
          <table:table-cell office:value-type="float" office:value="0.0028">
            <text:p>0</text:p>
          </table:table-cell>
          <table:table-cell office:value-type="float" office:value="16278">
            <text:p>16,278</text:p>
          </table:table-cell>
          <table:table-cell office:value-type="float" office:value="6503">
            <text:p>6,503</text:p>
          </table:table-cell>
          <table:table-cell table:number-columns-repeated="2" office:value-type="float" office:value="0">
            <text:p>0</text:p>
          </table:table-cell>
          <table:table-cell office:value-type="float" office:value="6525">
            <text:p>6,525</text:p>
          </table:table-cell>
          <table:table-cell office:value-type="float" office:value="0">
            <text:p>0</text:p>
          </table:table-cell>
          <table:table-cell table:formula="of:=[.F34]/[.H34]*100" office:value-type="float" office:value="0">
            <text:p>0</text:p>
          </table:table-cell>
          <table:table-cell table:formula="of:=[.G34]/MAX([.I34];1)*100" office:value-type="float" office:value="0">
            <text:p>0</text:p>
          </table:table-cell>
          <table:table-cell table:formula="of:=[.E34]/[.D34]" office:value-type="float" office:value="0.399496252610886">
            <text:p>0.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46.514">
            <text:p>3046.51</text:p>
          </table:table-cell>
          <table:table-cell office:value-type="float" office:value="0.0215">
            <text:p>0.02</text:p>
          </table:table-cell>
          <table:table-cell office:value-type="float" office:value="122118">
            <text:p>122,118</text:p>
          </table:table-cell>
          <table:table-cell office:value-type="float" office:value="49961">
            <text:p>49,9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224">
            <text:p>51,224</text:p>
          </table:table-cell>
          <table:table-cell office:value-type="float" office:value="62">
            <text:p>62</text:p>
          </table:table-cell>
          <table:table-cell table:formula="of:=[.F35]/[.H35]*100" office:value-type="float" office:value="0.097610495080431">
            <text:p>0.1</text:p>
          </table:table-cell>
          <table:table-cell table:formula="of:=[.G35]/MAX([.I35];1)*100" office:value-type="float" office:value="0">
            <text:p>0</text:p>
          </table:table-cell>
          <table:table-cell table:formula="of:=[.E35]/[.D35]" office:value-type="float" office:value="0.409120686549075">
            <text:p>0.4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57.69">
            <text:p>3757.69</text:p>
          </table:table-cell>
          <table:table-cell office:value-type="float" office:value="0.1395">
            <text:p>0.14</text:p>
          </table:table-cell>
          <table:table-cell office:value-type="float" office:value="588455">
            <text:p>588,455</text:p>
          </table:table-cell>
          <table:table-cell office:value-type="float" office:value="325201">
            <text:p>325,201</text:p>
          </table:table-cell>
          <table:table-cell office:value-type="float" office:value="3170">
            <text:p>3,170</text:p>
          </table:table-cell>
          <table:table-cell office:value-type="float" office:value="0">
            <text:p>0</text:p>
          </table:table-cell>
          <table:table-cell office:value-type="float" office:value="321587">
            <text:p>321,587</text:p>
          </table:table-cell>
          <table:table-cell office:value-type="float" office:value="6910">
            <text:p>6,910</text:p>
          </table:table-cell>
          <table:table-cell table:formula="of:=[.F36]/[.H36]*100" office:value-type="float" office:value="0.98573636372117">
            <text:p>0.99</text:p>
          </table:table-cell>
          <table:table-cell table:formula="of:=[.G36]/MAX([.I36];1)*100" office:value-type="float" office:value="0">
            <text:p>0</text:p>
          </table:table-cell>
          <table:table-cell table:formula="of:=[.E36]/[.D36]" office:value-type="float" office:value="0.552635290718917">
            <text:p>0.5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778.83">
            <text:p>3778.83</text:p>
          </table:table-cell>
          <table:table-cell office:value-type="float" office:value="1.1099">
            <text:p>1.11</text:p>
          </table:table-cell>
          <table:table-cell office:value-type="float" office:value="4707106">
            <text:p>4,707,106</text:p>
          </table:table-cell>
          <table:table-cell office:value-type="float" office:value="2579245">
            <text:p>2,579,245</text:p>
          </table:table-cell>
          <table:table-cell office:value-type="float" office:value="158412">
            <text:p>158,412</text:p>
          </table:table-cell>
          <table:table-cell office:value-type="float" office:value="0">
            <text:p>0</text:p>
          </table:table-cell>
          <table:table-cell office:value-type="float" office:value="2474710">
            <text:p>2,474,710</text:p>
          </table:table-cell>
          <table:table-cell office:value-type="float" office:value="308873">
            <text:p>308,873</text:p>
          </table:table-cell>
          <table:table-cell table:formula="of:=[.F37]/[.H37]*100" office:value-type="float" office:value="6.40123489216918">
            <text:p>6.4</text:p>
          </table:table-cell>
          <table:table-cell table:formula="of:=[.G37]/MAX([.I37];1)*100" office:value-type="float" office:value="0">
            <text:p>0</text:p>
          </table:table-cell>
          <table:table-cell table:formula="of:=[.E37]/[.D37]" office:value-type="float" office:value="0.547947082559857">
            <text:p>0.5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995.744">
            <text:p>2995.74</text:p>
          </table:table-cell>
          <table:table-cell office:value-type="float" office:value="11.2007">
            <text:p>11.2</text:p>
          </table:table-cell>
          <table:table-cell office:value-type="float" office:value="37655771">
            <text:p>37,655,771</text:p>
          </table:table-cell>
          <table:table-cell office:value-type="float" office:value="25994903">
            <text:p>25,994,903</text:p>
          </table:table-cell>
          <table:table-cell office:value-type="float" office:value="2541172">
            <text:p>2,541,172</text:p>
          </table:table-cell>
          <table:table-cell office:value-type="float" office:value="1484">
            <text:p>1,484</text:p>
          </table:table-cell>
          <table:table-cell office:value-type="float" office:value="19767381">
            <text:p>19,767,381</text:p>
          </table:table-cell>
          <table:table-cell office:value-type="float" office:value="6088674">
            <text:p>6,088,674</text:p>
          </table:table-cell>
          <table:table-cell table:formula="of:=[.F38]/[.H38]*100" office:value-type="float" office:value="12.8553802853297">
            <text:p>12.86</text:p>
          </table:table-cell>
          <table:table-cell table:formula="of:=[.G38]/MAX([.I38];1)*100" office:value-type="float" office:value="0.0243731229492661">
            <text:p>0.02</text:p>
          </table:table-cell>
          <table:table-cell table:formula="of:=[.E38]/[.D38]" office:value-type="float" office:value="0.690329856743605">
            <text:p>0.6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861.053">
            <text:p>2861.05</text:p>
          </table:table-cell>
          <table:table-cell office:value-type="float" office:value="93.824">
            <text:p>93.82</text:p>
          </table:table-cell>
          <table:table-cell office:value-type="float" office:value="301255273">
            <text:p>301,255,273</text:p>
          </table:table-cell>
          <table:table-cell office:value-type="float" office:value="217682616">
            <text:p>217,682,616</text:p>
          </table:table-cell>
          <table:table-cell office:value-type="float" office:value="20510984">
            <text:p>20,510,984</text:p>
          </table:table-cell>
          <table:table-cell office:value-type="float" office:value="138611">
            <text:p>138,611</text:p>
          </table:table-cell>
          <table:table-cell office:value-type="float" office:value="158680725">
            <text:p>158,680,725</text:p>
          </table:table-cell>
          <table:table-cell office:value-type="float" office:value="47428252">
            <text:p>47,428,252</text:p>
          </table:table-cell>
          <table:table-cell table:formula="of:=[.F39]/[.H39]*100" office:value-type="float" office:value="12.9259454795156">
            <text:p>12.93</text:p>
          </table:table-cell>
          <table:table-cell table:formula="of:=[.G39]/MAX([.I39];1)*100" office:value-type="float" office:value="0.292254076747336">
            <text:p>0.29</text:p>
          </table:table-cell>
          <table:table-cell table:formula="of:=[.E39]/[.D39]" office:value-type="float" office:value="0.722585247495402">
            <text:p>0.7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40.408">
            <text:p>2840.41</text:p>
          </table:table-cell>
          <table:table-cell office:value-type="float" office:value="756.0475">
            <text:p>756.05</text:p>
          </table:table-cell>
          <table:table-cell office:value-type="float" office:value="2410041375">
            <text:p>2,410,041,375</text:p>
          </table:table-cell>
          <table:table-cell office:value-type="float" office:value="1758861009">
            <text:p>1,758,861,009</text:p>
          </table:table-cell>
          <table:table-cell office:value-type="float" office:value="163717105">
            <text:p>163,717,105</text:p>
          </table:table-cell>
          <table:table-cell office:value-type="float" office:value="1570361">
            <text:p>1,570,361</text:p>
          </table:table-cell>
          <table:table-cell office:value-type="float" office:value="1270109728">
            <text:p>1,270,109,728</text:p>
          </table:table-cell>
          <table:table-cell office:value-type="float" office:value="382796568">
            <text:p>382,796,568</text:p>
          </table:table-cell>
          <table:table-cell table:formula="of:=[.F40]/[.H40]*100" office:value-type="float" office:value="12.8899969341861">
            <text:p>12.89</text:p>
          </table:table-cell>
          <table:table-cell table:formula="of:=[.G40]/MAX([.I40];1)*100" office:value-type="float" office:value="0.410233824248915">
            <text:p>0.41</text:p>
          </table:table-cell>
          <table:table-cell table:formula="of:=[.E40]/[.D40]" office:value-type="float" office:value="0.729805316724075">
            <text:p>0.73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32.915">
            <text:p>2832.92</text:p>
          </table:table-cell>
          <table:table-cell office:value-type="float" office:value="6064.379">
            <text:p>6064.38</text:p>
          </table:table-cell>
          <table:table-cell office:value-type="float" office:value="19280328546">
            <text:p>19,280,328,546</text:p>
          </table:table-cell>
          <table:table-cell office:value-type="float" office:value="14091166204">
            <text:p>14,091,166,204</text:p>
          </table:table-cell>
          <table:table-cell office:value-type="float" office:value="1310251939">
            <text:p>1,310,251,939</text:p>
          </table:table-cell>
          <table:table-cell office:value-type="float" office:value="12907808">
            <text:p>12,907,808</text:p>
          </table:table-cell>
          <table:table-cell office:value-type="float" office:value="10162617221">
            <text:p>10,162,617,221</text:p>
          </table:table-cell>
          <table:table-cell office:value-type="float" office:value="3068467646">
            <text:p>3,068,467,646</text:p>
          </table:table-cell>
          <table:table-cell table:formula="of:=[.F41]/[.H41]*100" office:value-type="float" office:value="12.8928592950692">
            <text:p>12.89</text:p>
          </table:table-cell>
          <table:table-cell table:formula="of:=[.G41]/MAX([.I41];1)*100" office:value-type="float" office:value="0.42065973929451">
            <text:p>0.42</text:p>
          </table:table-cell>
          <table:table-cell table:formula="of:=[.E41]/[.D41]" office:value-type="float" office:value="0.730857162022969">
            <text:p>0.7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Copy Optimization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9.684">
            <text:p>999.6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45]/[.H45]*100" office:value-type="float" office:value="0">
            <text:p>0</text:p>
          </table:table-cell>
          <table:table-cell table:formula="of:=[.G45]/MAX([.I45];1)*100" office:value-type="float" office:value="0">
            <text:p>0</text:p>
          </table:table-cell>
          <table:table-cell table:formula="of:=[.E45]/[.D45]" office:value-type="float" office:value="0.330357142857143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7.803">
            <text:p>2017.8</text:p>
          </table:table-cell>
          <table:table-cell office:value-type="float" office:value="0.0001">
            <text:p>0</text:p>
          </table:table-cell>
          <table:table-cell office:value-type="float" office:value="406">
            <text:p>40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46]/[.H46]*100" office:value-type="float" office:value="0">
            <text:p>0</text:p>
          </table:table-cell>
          <table:table-cell table:formula="of:=[.G46]/MAX([.I46];1)*100" office:value-type="float" office:value="0">
            <text:p>0</text:p>
          </table:table-cell>
          <table:table-cell table:formula="of:=[.E46]/[.D46]" office:value-type="float" office:value="0.362068965517241">
            <text:p>0.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0.565">
            <text:p>2740.57</text:p>
          </table:table-cell>
          <table:table-cell office:value-type="float" office:value="0.0004">
            <text:p>0</text:p>
          </table:table-cell>
          <table:table-cell office:value-type="float" office:value="2338">
            <text:p>2,338</text:p>
          </table:table-cell>
          <table:table-cell office:value-type="float" office:value="871">
            <text:p>871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formula="of:=[.F47]/[.H47]*100" office:value-type="float" office:value="0">
            <text:p>0</text:p>
          </table:table-cell>
          <table:table-cell table:formula="of:=[.G47]/MAX([.I47];1)*100" office:value-type="float" office:value="0">
            <text:p>0</text:p>
          </table:table-cell>
          <table:table-cell table:formula="of:=[.E47]/[.D47]" office:value-type="float" office:value="0.372540633019675">
            <text:p>0.3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50.662">
            <text:p>2950.66</text:p>
          </table:table-cell>
          <table:table-cell office:value-type="float" office:value="0.0028">
            <text:p>0</text:p>
          </table:table-cell>
          <table:table-cell office:value-type="float" office:value="16282">
            <text:p>16,282</text:p>
          </table:table-cell>
          <table:table-cell office:value-type="float" office:value="6486">
            <text:p>6,486</text:p>
          </table:table-cell>
          <table:table-cell table:number-columns-repeated="2" office:value-type="float" office:value="0">
            <text:p>0</text:p>
          </table:table-cell>
          <table:table-cell office:value-type="float" office:value="6437">
            <text:p>6,437</text:p>
          </table:table-cell>
          <table:table-cell office:value-type="float" office:value="0">
            <text:p>0</text:p>
          </table:table-cell>
          <table:table-cell table:formula="of:=[.F48]/[.H48]*100" office:value-type="float" office:value="0">
            <text:p>0</text:p>
          </table:table-cell>
          <table:table-cell table:formula="of:=[.G48]/MAX([.I48];1)*100" office:value-type="float" office:value="0">
            <text:p>0</text:p>
          </table:table-cell>
          <table:table-cell table:formula="of:=[.E48]/[.D48]" office:value-type="float" office:value="0.398354010563813">
            <text:p>0.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83.018">
            <text:p>2983.02</text:p>
          </table:table-cell>
          <table:table-cell office:value-type="float" office:value="0.022">
            <text:p>0.02</text:p>
          </table:table-cell>
          <table:table-cell office:value-type="float" office:value="122122">
            <text:p>122,122</text:p>
          </table:table-cell>
          <table:table-cell office:value-type="float" office:value="51222">
            <text:p>51,22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212">
            <text:p>51,212</text:p>
          </table:table-cell>
          <table:table-cell office:value-type="float" office:value="79">
            <text:p>79</text:p>
          </table:table-cell>
          <table:table-cell table:formula="of:=[.F49]/[.H49]*100" office:value-type="float" office:value="0.0644380223385144">
            <text:p>0.06</text:p>
          </table:table-cell>
          <table:table-cell table:formula="of:=[.G49]/MAX([.I49];1)*100" office:value-type="float" office:value="0">
            <text:p>0</text:p>
          </table:table-cell>
          <table:table-cell table:formula="of:=[.E49]/[.D49]" office:value-type="float" office:value="0.419433025990403">
            <text:p>0.4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26.408">
            <text:p>3726.41</text:p>
          </table:table-cell>
          <table:table-cell office:value-type="float" office:value="0.1407">
            <text:p>0.14</text:p>
          </table:table-cell>
          <table:table-cell office:value-type="float" office:value="588459">
            <text:p>588,459</text:p>
          </table:table-cell>
          <table:table-cell office:value-type="float" office:value="326448">
            <text:p>326,448</text:p>
          </table:table-cell>
          <table:table-cell office:value-type="float" office:value="3140">
            <text:p>3,140</text:p>
          </table:table-cell>
          <table:table-cell office:value-type="float" office:value="0">
            <text:p>0</text:p>
          </table:table-cell>
          <table:table-cell office:value-type="float" office:value="322275">
            <text:p>322,275</text:p>
          </table:table-cell>
          <table:table-cell office:value-type="float" office:value="6920">
            <text:p>6,920</text:p>
          </table:table-cell>
          <table:table-cell table:formula="of:=[.F50]/[.H50]*100" office:value-type="float" office:value="0.974323171204716">
            <text:p>0.97</text:p>
          </table:table-cell>
          <table:table-cell table:formula="of:=[.G50]/MAX([.I50];1)*100" office:value-type="float" office:value="0">
            <text:p>0</text:p>
          </table:table-cell>
          <table:table-cell table:formula="of:=[.E50]/[.D50]" office:value-type="float" office:value="0.554750628336044">
            <text:p>0.5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778.83">
            <text:p>3778.83</text:p>
          </table:table-cell>
          <table:table-cell office:value-type="float" office:value="1.1099">
            <text:p>1.11</text:p>
          </table:table-cell>
          <table:table-cell office:value-type="float" office:value="4707110">
            <text:p>4,707,110</text:p>
          </table:table-cell>
          <table:table-cell office:value-type="float" office:value="2578561">
            <text:p>2,578,561</text:p>
          </table:table-cell>
          <table:table-cell office:value-type="float" office:value="157631">
            <text:p>157,631</text:p>
          </table:table-cell>
          <table:table-cell office:value-type="float" office:value="0">
            <text:p>0</text:p>
          </table:table-cell>
          <table:table-cell office:value-type="float" office:value="2483860">
            <text:p>2,483,860</text:p>
          </table:table-cell>
          <table:table-cell office:value-type="float" office:value="309927">
            <text:p>309,927</text:p>
          </table:table-cell>
          <table:table-cell table:formula="of:=[.F51]/[.H51]*100" office:value-type="float" office:value="6.34621113911412">
            <text:p>6.35</text:p>
          </table:table-cell>
          <table:table-cell table:formula="of:=[.G51]/MAX([.I51];1)*100" office:value-type="float" office:value="0">
            <text:p>0</text:p>
          </table:table-cell>
          <table:table-cell table:formula="of:=[.E51]/[.D51]" office:value-type="float" office:value="0.547801304834601">
            <text:p>0.5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007.679">
            <text:p>3007.68</text:p>
          </table:table-cell>
          <table:table-cell office:value-type="float" office:value="11.1563">
            <text:p>11.16</text:p>
          </table:table-cell>
          <table:table-cell office:value-type="float" office:value="37655775">
            <text:p>37,655,775</text:p>
          </table:table-cell>
          <table:table-cell office:value-type="float" office:value="25905635">
            <text:p>25,905,635</text:p>
          </table:table-cell>
          <table:table-cell office:value-type="float" office:value="2544461">
            <text:p>2,544,461</text:p>
          </table:table-cell>
          <table:table-cell office:value-type="float" office:value="234">
            <text:p>234</text:p>
          </table:table-cell>
          <table:table-cell office:value-type="float" office:value="19844811">
            <text:p>19,844,811</text:p>
          </table:table-cell>
          <table:table-cell office:value-type="float" office:value="6073872">
            <text:p>6,073,872</text:p>
          </table:table-cell>
          <table:table-cell table:formula="of:=[.F52]/[.H52]*100" office:value-type="float" office:value="12.8217950778166">
            <text:p>12.82</text:p>
          </table:table-cell>
          <table:table-cell table:formula="of:=[.G52]/MAX([.I52];1)*100" office:value-type="float" office:value="0.00385256719272319">
            <text:p>0</text:p>
          </table:table-cell>
          <table:table-cell table:formula="of:=[.E52]/[.D52]" office:value-type="float" office:value="0.687959151019996">
            <text:p>0.6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489.441">
            <text:p>3489.44</text:p>
          </table:table-cell>
          <table:table-cell office:value-type="float" office:value="76.9279">
            <text:p>76.93</text:p>
          </table:table-cell>
          <table:table-cell office:value-type="float" office:value="301315987">
            <text:p>301,315,987</text:p>
          </table:table-cell>
          <table:table-cell office:value-type="float" office:value="179597106">
            <text:p>179,597,106</text:p>
          </table:table-cell>
          <table:table-cell office:value-type="float" office:value="1852325">
            <text:p>1,852,325</text:p>
          </table:table-cell>
          <table:table-cell office:value-type="float" office:value="170039">
            <text:p>170,039</text:p>
          </table:table-cell>
          <table:table-cell office:value-type="float" office:value="167058409">
            <text:p>167,058,409</text:p>
          </table:table-cell>
          <table:table-cell office:value-type="float" office:value="3770847">
            <text:p>3,770,847</text:p>
          </table:table-cell>
          <table:table-cell table:formula="of:=[.F53]/[.H53]*100" office:value-type="float" office:value="1.10878884282922">
            <text:p>1.11</text:p>
          </table:table-cell>
          <table:table-cell table:formula="of:=[.G53]/MAX([.I53];1)*100" office:value-type="float" office:value="4.50930520384412">
            <text:p>4.51</text:p>
          </table:table-cell>
          <table:table-cell table:formula="of:=[.E53]/[.D53]" office:value-type="float" office:value="0.596042406472113">
            <text:p>0.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485.957">
            <text:p>3485.96</text:p>
          </table:table-cell>
          <table:table-cell office:value-type="float" office:value="616.0385">
            <text:p>616.04</text:p>
          </table:table-cell>
          <table:table-cell office:value-type="float" office:value="2409758825">
            <text:p>2,409,758,825</text:p>
          </table:table-cell>
          <table:table-cell office:value-type="float" office:value="1431398212">
            <text:p>1,431,398,212</text:p>
          </table:table-cell>
          <table:table-cell office:value-type="float" office:value="14656464">
            <text:p>14,656,464</text:p>
          </table:table-cell>
          <table:table-cell office:value-type="float" office:value="1418949">
            <text:p>1,418,949</text:p>
          </table:table-cell>
          <table:table-cell office:value-type="float" office:value="1333392370">
            <text:p>1,333,392,370</text:p>
          </table:table-cell>
          <table:table-cell office:value-type="float" office:value="29912050">
            <text:p>29,912,050</text:p>
          </table:table-cell>
          <table:table-cell table:formula="of:=[.F54]/[.H54]*100" office:value-type="float" office:value="1.09918613078609">
            <text:p>1.1</text:p>
          </table:table-cell>
          <table:table-cell table:formula="of:=[.G54]/MAX([.I54];1)*100" office:value-type="float" office:value="4.74373705580193">
            <text:p>4.74</text:p>
          </table:table-cell>
          <table:table-cell table:formula="of:=[.E54]/[.D54]" office:value-type="float" office:value="0.594000609998804">
            <text:p>0.59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483.13">
            <text:p>3483.13</text:p>
          </table:table-cell>
          <table:table-cell office:value-type="float" office:value="4932.308">
            <text:p>4932.31</text:p>
          </table:table-cell>
          <table:table-cell office:value-type="float" office:value="19275004836">
            <text:p>19,275,004,836</text:p>
          </table:table-cell>
          <table:table-cell office:value-type="float" office:value="11445462655">
            <text:p>11,445,462,655</text:p>
          </table:table-cell>
          <table:table-cell office:value-type="float" office:value="116738832">
            <text:p>116,738,832</text:p>
          </table:table-cell>
          <table:table-cell office:value-type="float" office:value="11621088">
            <text:p>11,621,088</text:p>
          </table:table-cell>
          <table:table-cell office:value-type="float" office:value="10656559365">
            <text:p>10,656,559,365</text:p>
          </table:table-cell>
          <table:table-cell office:value-type="float" office:value="235923029">
            <text:p>235,923,029</text:p>
          </table:table-cell>
          <table:table-cell table:formula="of:=[.F55]/[.H55]*100" office:value-type="float" office:value="1.09546456789245">
            <text:p>1.1</text:p>
          </table:table-cell>
          <table:table-cell table:formula="of:=[.G55]/MAX([.I55];1)*100" office:value-type="float" office:value="4.92579637064595">
            <text:p>4.93</text:p>
          </table:table-cell>
          <table:table-cell table:formula="of:=[.E55]/[.D55]" office:value-type="float" office:value="0.593798172938627">
            <text:p>0.5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Strassen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.237">
            <text:p>1006.24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59]/[.H59]*100" office:value-type="float" office:value="0">
            <text:p>0</text:p>
          </table:table-cell>
          <table:table-cell table:formula="of:=[.G59]/MAX([.I59];1)*100" office:value-type="float" office:value="0">
            <text:p>0</text:p>
          </table:table-cell>
          <table:table-cell table:formula="of:=[.E59]/[.D59]" office:value-type="float" office:value="0.330357142857143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8.614">
            <text:p>2028.61</text:p>
          </table:table-cell>
          <table:table-cell office:value-type="float" office:value="0.0001">
            <text:p>0</text:p>
          </table:table-cell>
          <table:table-cell office:value-type="float" office:value="406">
            <text:p>40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60]/[.H60]*100" office:value-type="float" office:value="0">
            <text:p>0</text:p>
          </table:table-cell>
          <table:table-cell table:formula="of:=[.G60]/MAX([.I60];1)*100" office:value-type="float" office:value="0">
            <text:p>0</text:p>
          </table:table-cell>
          <table:table-cell table:formula="of:=[.E60]/[.D60]" office:value-type="float" office:value="0.362068965517241">
            <text:p>0.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4.204">
            <text:p>2854.2</text:p>
          </table:table-cell>
          <table:table-cell office:value-type="float" office:value="0.0004">
            <text:p>0</text:p>
          </table:table-cell>
          <table:table-cell office:value-type="float" office:value="2338">
            <text:p>2,338</text:p>
          </table:table-cell>
          <table:table-cell office:value-type="float" office:value="837">
            <text:p>837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table:formula="of:=[.F61]/[.H61]*100" office:value-type="float" office:value="0">
            <text:p>0</text:p>
          </table:table-cell>
          <table:table-cell table:formula="of:=[.G61]/MAX([.I61];1)*100" office:value-type="float" office:value="0">
            <text:p>0</text:p>
          </table:table-cell>
          <table:table-cell table:formula="of:=[.E61]/[.D61]" office:value-type="float" office:value="0.357998289136014">
            <text:p>0.3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3.736">
            <text:p>3353.74</text:p>
          </table:table-cell>
          <table:table-cell office:value-type="float" office:value="0.0024">
            <text:p>0</text:p>
          </table:table-cell>
          <table:table-cell office:value-type="float" office:value="16282">
            <text:p>16,282</text:p>
          </table:table-cell>
          <table:table-cell office:value-type="float" office:value="5675">
            <text:p>5,675</text:p>
          </table:table-cell>
          <table:table-cell table:number-columns-repeated="2" office:value-type="float" office:value="0">
            <text:p>0</text:p>
          </table:table-cell>
          <table:table-cell office:value-type="float" office:value="6434">
            <text:p>6,434</text:p>
          </table:table-cell>
          <table:table-cell office:value-type="float" office:value="0">
            <text:p>0</text:p>
          </table:table-cell>
          <table:table-cell table:formula="of:=[.F62]/[.H62]*100" office:value-type="float" office:value="0">
            <text:p>0</text:p>
          </table:table-cell>
          <table:table-cell table:formula="of:=[.G62]/MAX([.I62];1)*100" office:value-type="float" office:value="0">
            <text:p>0</text:p>
          </table:table-cell>
          <table:table-cell table:formula="of:=[.E62]/[.D62]" office:value-type="float" office:value="0.348544404864267">
            <text:p>0.3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41.006">
            <text:p>3341.01</text:p>
          </table:table-cell>
          <table:table-cell office:value-type="float" office:value="0.0196">
            <text:p>0.02</text:p>
          </table:table-cell>
          <table:table-cell office:value-type="float" office:value="122122">
            <text:p>122,122</text:p>
          </table:table-cell>
          <table:table-cell office:value-type="float" office:value="45672">
            <text:p>45,6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353">
            <text:p>51,353</text:p>
          </table:table-cell>
          <table:table-cell office:value-type="float" office:value="91">
            <text:p>91</text:p>
          </table:table-cell>
          <table:table-cell table:formula="of:=[.F63]/[.H63]*100" office:value-type="float" office:value="0.101259906918778">
            <text:p>0.1</text:p>
          </table:table-cell>
          <table:table-cell table:formula="of:=[.G63]/MAX([.I63];1)*100" office:value-type="float" office:value="0">
            <text:p>0</text:p>
          </table:table-cell>
          <table:table-cell table:formula="of:=[.E63]/[.D63]" office:value-type="float" office:value="0.373986669068636">
            <text:p>0.3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25.36">
            <text:p>3725.36</text:p>
          </table:table-cell>
          <table:table-cell office:value-type="float" office:value="0.1407">
            <text:p>0.14</text:p>
          </table:table-cell>
          <table:table-cell office:value-type="float" office:value="588189">
            <text:p>588,189</text:p>
          </table:table-cell>
          <table:table-cell office:value-type="float" office:value="326914">
            <text:p>326,914</text:p>
          </table:table-cell>
          <table:table-cell office:value-type="float" office:value="3251">
            <text:p>3,251</text:p>
          </table:table-cell>
          <table:table-cell office:value-type="float" office:value="0">
            <text:p>0</text:p>
          </table:table-cell>
          <table:table-cell office:value-type="float" office:value="323153">
            <text:p>323,153</text:p>
          </table:table-cell>
          <table:table-cell office:value-type="float" office:value="6835">
            <text:p>6,835</text:p>
          </table:table-cell>
          <table:table-cell table:formula="of:=[.F64]/[.H64]*100" office:value-type="float" office:value="1.00602500982507">
            <text:p>1.01</text:p>
          </table:table-cell>
          <table:table-cell table:formula="of:=[.G64]/MAX([.I64];1)*100" office:value-type="float" office:value="0">
            <text:p>0</text:p>
          </table:table-cell>
          <table:table-cell table:formula="of:=[.E64]/[.D64]" office:value-type="float" office:value="0.555797541266498">
            <text:p>0.5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09.63">
            <text:p>3209.63</text:p>
          </table:table-cell>
          <table:table-cell office:value-type="float" office:value="1.3068">
            <text:p>1.31</text:p>
          </table:table-cell>
          <table:table-cell office:value-type="float" office:value="5281353">
            <text:p>5,281,353</text:p>
          </table:table-cell>
          <table:table-cell office:value-type="float" office:value="3041091">
            <text:p>3,041,091</text:p>
          </table:table-cell>
          <table:table-cell office:value-type="float" office:value="112973">
            <text:p>112,973</text:p>
          </table:table-cell>
          <table:table-cell office:value-type="float" office:value="8">
            <text:p>8</text:p>
          </table:table-cell>
          <table:table-cell office:value-type="float" office:value="2516693">
            <text:p>2,516,693</text:p>
          </table:table-cell>
          <table:table-cell office:value-type="float" office:value="261675">
            <text:p>261,675</text:p>
          </table:table-cell>
          <table:table-cell table:formula="of:=[.F65]/[.H65]*100" office:value-type="float" office:value="4.48894640705084">
            <text:p>4.49</text:p>
          </table:table-cell>
          <table:table-cell table:formula="of:=[.G65]/MAX([.I65];1)*100" office:value-type="float" office:value="0.00305722747683195">
            <text:p>0</text:p>
          </table:table-cell>
          <table:table-cell table:formula="of:=[.E65]/[.D65]" office:value-type="float" office:value="0.5758166515285">
            <text:p>0.5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648.816">
            <text:p>3648.82</text:p>
          </table:table-cell>
          <table:table-cell office:value-type="float" office:value="9.196">
            <text:p>9.2</text:p>
          </table:table-cell>
          <table:table-cell office:value-type="float" office:value="38238143">
            <text:p>38,238,143</text:p>
          </table:table-cell>
          <table:table-cell office:value-type="float" office:value="23242620">
            <text:p>23,242,620</text:p>
          </table:table-cell>
          <table:table-cell office:value-type="float" office:value="908753">
            <text:p>908,753</text:p>
          </table:table-cell>
          <table:table-cell office:value-type="float" office:value="12147">
            <text:p>12,147</text:p>
          </table:table-cell>
          <table:table-cell office:value-type="float" office:value="18139077">
            <text:p>18,139,077</text:p>
          </table:table-cell>
          <table:table-cell office:value-type="float" office:value="2108277">
            <text:p>2,108,277</text:p>
          </table:table-cell>
          <table:table-cell table:formula="of:=[.F66]/[.H66]*100" office:value-type="float" office:value="5.00991864139504">
            <text:p>5.01</text:p>
          </table:table-cell>
          <table:table-cell table:formula="of:=[.G66]/MAX([.I66];1)*100" office:value-type="float" office:value="0.576157687059148">
            <text:p>0.58</text:p>
          </table:table-cell>
          <table:table-cell table:formula="of:=[.E66]/[.D66]" office:value-type="float" office:value="0.607838618104441">
            <text:p>0.6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470.931">
            <text:p>3470.93</text:p>
          </table:table-cell>
          <table:table-cell office:value-type="float" office:value="77.3382">
            <text:p>77.34</text:p>
          </table:table-cell>
          <table:table-cell office:value-type="float" office:value="272671869">
            <text:p>272,671,869</text:p>
          </table:table-cell>
          <table:table-cell office:value-type="float" office:value="180868308">
            <text:p>180,868,308</text:p>
          </table:table-cell>
          <table:table-cell office:value-type="float" office:value="6918552">
            <text:p>6,918,552</text:p>
          </table:table-cell>
          <table:table-cell office:value-type="float" office:value="471378">
            <text:p>471,378</text:p>
          </table:table-cell>
          <table:table-cell office:value-type="float" office:value="129107749">
            <text:p>129,107,749</text:p>
          </table:table-cell>
          <table:table-cell office:value-type="float" office:value="15885967">
            <text:p>15,885,967</text:p>
          </table:table-cell>
          <table:table-cell table:formula="of:=[.F67]/[.H67]*100" office:value-type="float" office:value="5.35874264216318">
            <text:p>5.36</text:p>
          </table:table-cell>
          <table:table-cell table:formula="of:=[.G67]/MAX([.I67];1)*100" office:value-type="float" office:value="2.96726034996799">
            <text:p>2.97</text:p>
          </table:table-cell>
          <table:table-cell table:formula="of:=[.E67]/[.D67]" office:value-type="float" office:value="0.663318547172903">
            <text:p>0.6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728.037">
            <text:p>3728.04</text:p>
          </table:table-cell>
          <table:table-cell office:value-type="float" office:value="576.036">
            <text:p>576.04</text:p>
          </table:table-cell>
          <table:table-cell office:value-type="float" office:value="1928648786">
            <text:p>1,928,648,786</text:p>
          </table:table-cell>
          <table:table-cell office:value-type="float" office:value="1337214224">
            <text:p>1,337,214,224</text:p>
          </table:table-cell>
          <table:table-cell office:value-type="float" office:value="50241481">
            <text:p>50,241,481</text:p>
          </table:table-cell>
          <table:table-cell office:value-type="float" office:value="5095813">
            <text:p>5,095,813</text:p>
          </table:table-cell>
          <table:table-cell office:value-type="float" office:value="911634956">
            <text:p>911,634,956</text:p>
          </table:table-cell>
          <table:table-cell office:value-type="float" office:value="115407390">
            <text:p>115,407,390</text:p>
          </table:table-cell>
          <table:table-cell table:formula="of:=[.F68]/[.H68]*100" office:value-type="float" office:value="5.51114025074747">
            <text:p>5.51</text:p>
          </table:table-cell>
          <table:table-cell table:formula="of:=[.G68]/MAX([.I68];1)*100" office:value-type="float" office:value="4.41549973532891">
            <text:p>4.42</text:p>
          </table:table-cell>
          <table:table-cell table:formula="of:=[.E68]/[.D68]" office:value-type="float" office:value="0.693342527528493">
            <text:p>0.69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086.297">
            <text:p>4086.3</text:p>
          </table:table-cell>
          <table:table-cell office:value-type="float" office:value="4204.263">
            <text:p>4204.26</text:p>
          </table:table-cell>
          <table:table-cell office:value-type="float" office:value="13580226806">
            <text:p>13,580,226,806</text:p>
          </table:table-cell>
          <table:table-cell office:value-type="float" office:value="9757932695">
            <text:p>9,757,932,695</text:p>
          </table:table-cell>
          <table:table-cell office:value-type="float" office:value="358655023">
            <text:p>358,655,023</text:p>
          </table:table-cell>
          <table:table-cell office:value-type="float" office:value="47004377">
            <text:p>47,004,377</text:p>
          </table:table-cell>
          <table:table-cell office:value-type="float" office:value="6409543523">
            <text:p>6,409,543,523</text:p>
          </table:table-cell>
          <table:table-cell office:value-type="float" office:value="813640172">
            <text:p>813,640,172</text:p>
          </table:table-cell>
          <table:table-cell table:formula="of:=[.F69]/[.H69]*100" office:value-type="float" office:value="5.59564065230235">
            <text:p>5.6</text:p>
          </table:table-cell>
          <table:table-cell table:formula="of:=[.G69]/MAX([.I69];1)*100" office:value-type="float" office:value="5.77704722770252">
            <text:p>5.78</text:p>
          </table:table-cell>
          <table:table-cell table:formula="of:=[.E69]/[.D69]" office:value-type="float" office:value="0.718539744173401">
            <text:p>0.7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Dedicated function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5.827">
            <text:p>1805.8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F73]/[.H73]*100" office:value-type="float" office:value="0">
            <text:p>0</text:p>
          </table:table-cell>
          <table:table-cell table:formula="of:=[.G73]/MAX([.I73];1)*100" office:value-type="float" office:value="0">
            <text:p>0</text:p>
          </table:table-cell>
          <table:table-cell table:formula="of:=[.E73]/[.D73]" office:value-type="float" office:value="0.477272727272727">
            <text:p>0.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66.924">
            <text:p>4366.9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F74]/[.H74]*100" office:value-type="float" office:value="0">
            <text:p>0</text:p>
          </table:table-cell>
          <table:table-cell table:formula="of:=[.G74]/MAX([.I74];1)*100" office:value-type="float" office:value="0">
            <text:p>0</text:p>
          </table:table-cell>
          <table:table-cell table:formula="of:=[.E74]/[.D74]" office:value-type="float" office:value="0.390804597701149">
            <text:p>0.3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03.275">
            <text:p>4503.28</text:p>
          </table:table-cell>
          <table:table-cell office:value-type="float" office:value="0.0002">
            <text:p>0</text:p>
          </table:table-cell>
          <table:table-cell office:value-type="float" office:value="1150">
            <text:p>1,15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formula="of:=[.F75]/[.H75]*100" office:value-type="float" office:value="0">
            <text:p>0</text:p>
          </table:table-cell>
          <table:table-cell table:formula="of:=[.G75]/MAX([.I75];1)*100" office:value-type="float" office:value="0">
            <text:p>0</text:p>
          </table:table-cell>
          <table:table-cell table:formula="of:=[.E75]/[.D75]" office:value-type="float" office:value="0.459130434782609">
            <text:p>0.4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59.129">
            <text:p>5459.13</text:p>
          </table:table-cell>
          <table:table-cell office:value-type="float" office:value="0.0015">
            <text:p>0</text:p>
          </table:table-cell>
          <table:table-cell office:value-type="float" office:value="8999">
            <text:p>8,999</text:p>
          </table:table-cell>
          <table:table-cell office:value-type="float" office:value="3499">
            <text:p>3,499</text:p>
          </table:table-cell>
          <table:table-cell table:number-columns-repeated="2" office:value-type="float" office:value="0">
            <text:p>0</text:p>
          </table:table-cell>
          <table:table-cell office:value-type="float" office:value="4507">
            <text:p>4,507</text:p>
          </table:table-cell>
          <table:table-cell office:value-type="float" office:value="0">
            <text:p>0</text:p>
          </table:table-cell>
          <table:table-cell table:formula="of:=[.F76]/[.H76]*100" office:value-type="float" office:value="0">
            <text:p>0</text:p>
          </table:table-cell>
          <table:table-cell table:formula="of:=[.G76]/MAX([.I76];1)*100" office:value-type="float" office:value="0">
            <text:p>0</text:p>
          </table:table-cell>
          <table:table-cell table:formula="of:=[.E76]/[.D76]" office:value-type="float" office:value="0.388820980108901">
            <text:p>0.3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72.47">
            <text:p>6572.47</text:p>
          </table:table-cell>
          <table:table-cell office:value-type="float" office:value="0.01">
            <text:p>0.01</text:p>
          </table:table-cell>
          <table:table-cell office:value-type="float" office:value="55409">
            <text:p>55,409</text:p>
          </table:table-cell>
          <table:table-cell office:value-type="float" office:value="23259">
            <text:p>23,25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94">
            <text:p>26,694</text:p>
          </table:table-cell>
          <table:table-cell office:value-type="float" office:value="18">
            <text:p>18</text:p>
          </table:table-cell>
          <table:table-cell table:formula="of:=[.F77]/[.H77]*100" office:value-type="float" office:value="0.0449539222297145">
            <text:p>0.04</text:p>
          </table:table-cell>
          <table:table-cell table:formula="of:=[.G77]/MAX([.I77];1)*100" office:value-type="float" office:value="0">
            <text:p>0</text:p>
          </table:table-cell>
          <table:table-cell table:formula="of:=[.E77]/[.D77]" office:value-type="float" office:value="0.419769351549387">
            <text:p>0.4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940.067">
            <text:p>6940.07</text:p>
          </table:table-cell>
          <table:table-cell office:value-type="float" office:value="0.0755">
            <text:p>0.08</text:p>
          </table:table-cell>
          <table:table-cell office:value-type="float" office:value="422298">
            <text:p>422,298</text:p>
          </table:table-cell>
          <table:table-cell office:value-type="float" office:value="176214">
            <text:p>176,214</text:p>
          </table:table-cell>
          <table:table-cell office:value-type="float" office:value="3249">
            <text:p>3,249</text:p>
          </table:table-cell>
          <table:table-cell office:value-type="float" office:value="0">
            <text:p>0</text:p>
          </table:table-cell>
          <table:table-cell office:value-type="float" office:value="172443">
            <text:p>172,443</text:p>
          </table:table-cell>
          <table:table-cell office:value-type="float" office:value="4267">
            <text:p>4,267</text:p>
          </table:table-cell>
          <table:table-cell table:formula="of:=[.F78]/[.H78]*100" office:value-type="float" office:value="1.88410083331884">
            <text:p>1.88</text:p>
          </table:table-cell>
          <table:table-cell table:formula="of:=[.G78]/MAX([.I78];1)*100" office:value-type="float" office:value="0">
            <text:p>0</text:p>
          </table:table-cell>
          <table:table-cell table:formula="of:=[.E78]/[.D78]" office:value-type="float" office:value="0.417274057655968">
            <text:p>0.4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794.344">
            <text:p>6794.34</text:p>
          </table:table-cell>
          <table:table-cell office:value-type="float" office:value="0.6173">
            <text:p>0.62</text:p>
          </table:table-cell>
          <table:table-cell office:value-type="float" office:value="3377742">
            <text:p>3,377,742</text:p>
          </table:table-cell>
          <table:table-cell office:value-type="float" office:value="1434701">
            <text:p>1,434,701</text:p>
          </table:table-cell>
          <table:table-cell office:value-type="float" office:value="43028">
            <text:p>43,028</text:p>
          </table:table-cell>
          <table:table-cell office:value-type="float" office:value="0">
            <text:p>0</text:p>
          </table:table-cell>
          <table:table-cell office:value-type="float" office:value="1376330">
            <text:p>1,376,330</text:p>
          </table:table-cell>
          <table:table-cell office:value-type="float" office:value="70856">
            <text:p>70,856</text:p>
          </table:table-cell>
          <table:table-cell table:formula="of:=[.F79]/[.H79]*100" office:value-type="float" office:value="3.12628512057428">
            <text:p>3.13</text:p>
          </table:table-cell>
          <table:table-cell table:formula="of:=[.G79]/MAX([.I79];1)*100" office:value-type="float" office:value="0">
            <text:p>0</text:p>
          </table:table-cell>
          <table:table-cell table:formula="of:=[.E79]/[.D79]" office:value-type="float" office:value="0.424751505591605">
            <text:p>0.4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49.8">
            <text:p>6449.8</text:p>
          </table:table-cell>
          <table:table-cell office:value-type="float" office:value="5.2024">
            <text:p>5.2</text:p>
          </table:table-cell>
          <table:table-cell office:value-type="float" office:value="27020872">
            <text:p>27,020,872</text:p>
          </table:table-cell>
          <table:table-cell office:value-type="float" office:value="12040422">
            <text:p>12,040,422</text:p>
          </table:table-cell>
          <table:table-cell office:value-type="float" office:value="515048">
            <text:p>515,048</text:p>
          </table:table-cell>
          <table:table-cell office:value-type="float" office:value="225">
            <text:p>225</text:p>
          </table:table-cell>
          <table:table-cell office:value-type="float" office:value="11011004">
            <text:p>11,011,004</text:p>
          </table:table-cell>
          <table:table-cell office:value-type="float" office:value="1206328">
            <text:p>1,206,328</text:p>
          </table:table-cell>
          <table:table-cell table:formula="of:=[.F80]/[.H80]*100" office:value-type="float" office:value="4.67757526924884">
            <text:p>4.68</text:p>
          </table:table-cell>
          <table:table-cell table:formula="of:=[.G80]/MAX([.I80];1)*100" office:value-type="float" office:value="0.018651643665736">
            <text:p>0.02</text:p>
          </table:table-cell>
          <table:table-cell table:formula="of:=[.E80]/[.D80]" office:value-type="float" office:value="0.445597092499457">
            <text:p>0.45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812.286">
            <text:p>4812.29</text:p>
          </table:table-cell>
          <table:table-cell office:value-type="float" office:value="55.7813">
            <text:p>55.78</text:p>
          </table:table-cell>
          <table:table-cell office:value-type="float" office:value="247304246">
            <text:p>247,304,246</text:p>
          </table:table-cell>
          <table:table-cell office:value-type="float" office:value="129315203">
            <text:p>129,315,203</text:p>
          </table:table-cell>
          <table:table-cell office:value-type="float" office:value="11542820">
            <text:p>11,542,820</text:p>
          </table:table-cell>
          <table:table-cell office:value-type="float" office:value="115943">
            <text:p>115,943</text:p>
          </table:table-cell>
          <table:table-cell office:value-type="float" office:value="88459296">
            <text:p>88,459,296</text:p>
          </table:table-cell>
          <table:table-cell office:value-type="float" office:value="20492626">
            <text:p>20,492,626</text:p>
          </table:table-cell>
          <table:table-cell table:formula="of:=[.F81]/[.H81]*100" office:value-type="float" office:value="13.0487359971755">
            <text:p>13.05</text:p>
          </table:table-cell>
          <table:table-cell table:formula="of:=[.G81]/MAX([.I81];1)*100" office:value-type="float" office:value="0.56577912464708">
            <text:p>0.57</text:p>
          </table:table-cell>
          <table:table-cell table:formula="of:=[.E81]/[.D81]" office:value-type="float" office:value="0.522899242902607">
            <text:p>0.5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61.528">
            <text:p>4161.53</text:p>
          </table:table-cell>
          <table:table-cell office:value-type="float" office:value="516.0325">
            <text:p>516.03</text:p>
          </table:table-cell>
          <table:table-cell office:value-type="float" office:value="1670373328">
            <text:p>1,670,373,328</text:p>
          </table:table-cell>
          <table:table-cell office:value-type="float" office:value="1192039842">
            <text:p>1,192,039,842</text:p>
          </table:table-cell>
          <table:table-cell office:value-type="float" office:value="44462792">
            <text:p>44,462,792</text:p>
          </table:table-cell>
          <table:table-cell office:value-type="float" office:value="5039958">
            <text:p>5,039,958</text:p>
          </table:table-cell>
          <table:table-cell office:value-type="float" office:value="833376675">
            <text:p>833,376,675</text:p>
          </table:table-cell>
          <table:table-cell office:value-type="float" office:value="102891767">
            <text:p>102,891,767</text:p>
          </table:table-cell>
          <table:table-cell table:formula="of:=[.F82]/[.H82]*100" office:value-type="float" office:value="5.33525755325466">
            <text:p>5.34</text:p>
          </table:table-cell>
          <table:table-cell table:formula="of:=[.G82]/MAX([.I82];1)*100" office:value-type="float" office:value="4.89831027977195">
            <text:p>4.9</text:p>
          </table:table-cell>
          <table:table-cell table:formula="of:=[.E82]/[.D82]" office:value-type="float" office:value="0.713636779286504">
            <text:p>0.7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554.293">
            <text:p>4554.29</text:p>
          </table:table-cell>
          <table:table-cell office:value-type="float" office:value="3772.236">
            <text:p>3772.24</text:p>
          </table:table-cell>
          <table:table-cell office:value-type="float" office:value="11772294887">
            <text:p>11,772,294,887</text:p>
          </table:table-cell>
          <table:table-cell office:value-type="float" office:value="8773104515">
            <text:p>8,773,104,515</text:p>
          </table:table-cell>
          <table:table-cell office:value-type="float" office:value="319598020">
            <text:p>319,598,020</text:p>
          </table:table-cell>
          <table:table-cell office:value-type="float" office:value="46714355">
            <text:p>46,714,355</text:p>
          </table:table-cell>
          <table:table-cell office:value-type="float" office:value="5884662574">
            <text:p>5,884,662,574</text:p>
          </table:table-cell>
          <table:table-cell office:value-type="float" office:value="731447323">
            <text:p>731,447,323</text:p>
          </table:table-cell>
          <table:table-cell table:formula="of:=[.F83]/[.H83]*100" office:value-type="float" office:value="5.4310339119879">
            <text:p>5.43</text:p>
          </table:table-cell>
          <table:table-cell table:formula="of:=[.G83]/MAX([.I83];1)*100" office:value-type="float" office:value="6.38656449085124">
            <text:p>6.39</text:p>
          </table:table-cell>
          <table:table-cell table:formula="of:=[.E83]/[.D83]" office:value-type="float" office:value="0.745233159652502">
            <text:p>0.75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Final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  <table:table-cell table:style-name="ce17"/>
        </table:table-row>
        <table:table-row table:style-name="ro2"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2224.858">
            <text:p>2224.86</text:p>
          </table:table-cell>
          <table:table-cell table:style-name="Excel_20_Built-in_20_Normal" office:value-type="float" office:value="0">
            <text:p>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7">
            <text:p>17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5" table:formula="of:=IF([.H87]&gt;0;[.F87]/[.H87]*100;0)" office:value-type="float" office:value="0">
            <text:p>0.00</text:p>
          </table:table-cell>
          <table:table-cell table:style-name="ce15" table:formula="of:=IF([.I87]&gt;0;[.G87]/[.I87]*100;0)" office:value-type="float" office:value="0">
            <text:p>0.00</text:p>
          </table:table-cell>
          <table:table-cell table:style-name="ce15" table:formula="of:=[.E87]/[.D87]" office:value-type="float" office:value="0.435897435897436">
            <text:p>0.44</text:p>
          </table:table-cell>
          <table:table-cell table:style-name="Excel_20_Built-in_20_Normal"/>
        </table:table-row>
        <table:table-row table:style-name="ro2"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4339.928">
            <text:p>4339.93</text:p>
          </table:table-cell>
          <table:table-cell table:style-name="Excel_20_Built-in_20_Normal" office:value-type="float" office:value="0">
            <text:p>0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69">
            <text:p>69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0">
            <text:p>0</text:p>
          </table:table-cell>
          <table:table-cell table:style-name="ce15" table:formula="of:=IF([.H88]&gt;0;[.F88]/[.H88]*100;0)" office:value-type="float" office:value="0">
            <text:p>0.00</text:p>
          </table:table-cell>
          <table:table-cell table:style-name="ce15" table:formula="of:=IF([.I88]&gt;0;[.G88]/[.I88]*100;0)" office:value-type="float" office:value="0">
            <text:p>0.00</text:p>
          </table:table-cell>
          <table:table-cell table:style-name="ce15" table:formula="of:=[.E88]/[.D88]" office:value-type="float" office:value="0.408284023668639">
            <text:p>0.41</text:p>
          </table:table-cell>
          <table:table-cell table:style-name="Excel_20_Built-in_20_Normal"/>
        </table:table-row>
        <table:table-row table:style-name="ro2">
          <table:table-cell table:style-name="Excel_20_Built-in_20_Normal" office:value-type="float" office:value="8">
            <text:p>8</text:p>
          </table:table-cell>
          <table:table-cell table:style-name="Excel_20_Built-in_20_Normal" office:value-type="float" office:value="5518.526">
            <text:p>5518.53</text:p>
          </table:table-cell>
          <table:table-cell table:style-name="Excel_20_Built-in_20_Normal" office:value-type="float" office:value="0.0002">
            <text:p>0</text:p>
          </table:table-cell>
          <table:table-cell table:style-name="ce11" office:value-type="float" office:value="1030">
            <text:p>1,030</text:p>
          </table:table-cell>
          <table:table-cell table:style-name="ce11" office:value-type="float" office:value="431">
            <text:p>43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66">
            <text:p>466</text:p>
          </table:table-cell>
          <table:table-cell table:style-name="ce11" office:value-type="float" office:value="0">
            <text:p>0</text:p>
          </table:table-cell>
          <table:table-cell table:style-name="ce15" table:formula="of:=IF([.H89]&gt;0;[.F89]/[.H89]*100;0)" office:value-type="float" office:value="0">
            <text:p>0.00</text:p>
          </table:table-cell>
          <table:table-cell table:style-name="ce15" table:formula="of:=IF([.I89]&gt;0;[.G89]/[.I89]*100;0)" office:value-type="float" office:value="0">
            <text:p>0.00</text:p>
          </table:table-cell>
          <table:table-cell table:style-name="ce15" table:formula="of:=[.E89]/[.D89]" office:value-type="float" office:value="0.418446601941748">
            <text:p>0.42</text:p>
          </table:table-cell>
          <table:table-cell table:style-name="Excel_20_Built-in_20_Normal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9" office:value-type="float" office:value="5665.632">
            <text:p>5665.63</text:p>
          </table:table-cell>
          <table:table-cell table:style-name="ce9" office:value-type="float" office:value="0.0014">
            <text:p>0</text:p>
          </table:table-cell>
          <table:table-cell table:style-name="ce12" office:value-type="float" office:value="7302">
            <text:p>7,302</text:p>
          </table:table-cell>
          <table:table-cell table:style-name="ce12" office:value-type="float" office:value="3357">
            <text:p>3,3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3479">
            <text:p>3,479</text:p>
          </table:table-cell>
          <table:table-cell table:style-name="ce12" office:value-type="float" office:value="0">
            <text:p>0</text:p>
          </table:table-cell>
          <table:table-cell table:style-name="ce16" table:formula="of:=IF([.H90]&gt;0;[.F90]/[.H90]*100;0)" office:value-type="float" office:value="0">
            <text:p>0.00</text:p>
          </table:table-cell>
          <table:table-cell table:style-name="ce16" table:formula="of:=IF([.I90]&gt;0;[.G90]/[.I90]*100;0)" office:value-type="float" office:value="0">
            <text:p>0.00</text:p>
          </table:table-cell>
          <table:table-cell table:style-name="ce16" table:formula="of:=[.E90]/[.D90]" office:value-type="float" office:value="0.459737058340181">
            <text:p>0.46</text:p>
          </table:table-cell>
          <table:table-cell table:style-name="ce9"/>
        </table:table-row>
        <table:table-row table:style-name="ro2">
          <table:table-cell table:style-name="Excel_20_Built-in_20_Normal" office:value-type="float" office:value="32">
            <text:p>32</text:p>
          </table:table-cell>
          <table:table-cell table:style-name="Excel_20_Built-in_20_Normal" office:value-type="float" office:value="6574.444">
            <text:p>6574.44</text:p>
          </table:table-cell>
          <table:table-cell table:style-name="Excel_20_Built-in_20_Normal" office:value-type="float" office:value="0.01">
            <text:p>0.01</text:p>
          </table:table-cell>
          <table:table-cell table:style-name="ce11" office:value-type="float" office:value="55405">
            <text:p>55,405</text:p>
          </table:table-cell>
          <table:table-cell table:style-name="ce11" office:value-type="float" office:value="23243">
            <text:p>23,24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691">
            <text:p>26,691</text:p>
          </table:table-cell>
          <table:table-cell table:style-name="ce11" office:value-type="float" office:value="11">
            <text:p>11</text:p>
          </table:table-cell>
          <table:table-cell table:style-name="ce15" table:formula="of:=IF([.H91]&gt;0;[.F91]/[.H91]*100;0)" office:value-type="float" office:value="0.0374658124461429">
            <text:p>0.04</text:p>
          </table:table-cell>
          <table:table-cell table:style-name="ce15" table:formula="of:=IF([.I91]&gt;0;[.G91]/[.I91]*100;0)" office:value-type="float" office:value="0">
            <text:p>0.00</text:p>
          </table:table-cell>
          <table:table-cell table:style-name="ce15" table:formula="of:=[.E91]/[.D91]" office:value-type="float" office:value="0.419510874469813">
            <text:p>0.42</text:p>
          </table:table-cell>
          <table:table-cell table:style-name="Excel_20_Built-in_20_Normal"/>
        </table:table-row>
        <table:table-row table:style-name="ro2">
          <table:table-cell table:style-name="Excel_20_Built-in_20_Normal" office:value-type="float" office:value="64">
            <text:p>64</text:p>
          </table:table-cell>
          <table:table-cell table:style-name="Excel_20_Built-in_20_Normal" office:value-type="float" office:value="6904.438">
            <text:p>6904.44</text:p>
          </table:table-cell>
          <table:table-cell table:style-name="Excel_20_Built-in_20_Normal" office:value-type="float" office:value="0.0759">
            <text:p>0.08</text:p>
          </table:table-cell>
          <table:table-cell table:style-name="ce11" office:value-type="float" office:value="422294">
            <text:p>422,294</text:p>
          </table:table-cell>
          <table:table-cell table:style-name="ce11" office:value-type="float" office:value="176259">
            <text:p>176,259</text:p>
          </table:table-cell>
          <table:table-cell table:style-name="ce11" office:value-type="float" office:value="3244">
            <text:p>3,24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2442">
            <text:p>172,442</text:p>
          </table:table-cell>
          <table:table-cell table:style-name="ce11" office:value-type="float" office:value="4310">
            <text:p>4,310</text:p>
          </table:table-cell>
          <table:table-cell table:style-name="ce15" table:formula="of:=IF([.H92]&gt;0;[.F92]/[.H92]*100;0)" office:value-type="float" office:value="1.88121223367857">
            <text:p>1.88</text:p>
          </table:table-cell>
          <table:table-cell table:style-name="ce15" table:formula="of:=IF([.I92]&gt;0;[.G92]/[.I92]*100;0)" office:value-type="float" office:value="0">
            <text:p>0.00</text:p>
          </table:table-cell>
          <table:table-cell table:style-name="ce15" table:formula="of:=[.E92]/[.D92]" office:value-type="float" office:value="0.41738457093873">
            <text:p>0.42</text:p>
          </table:table-cell>
          <table:table-cell table:style-name="Excel_20_Built-in_20_Normal"/>
        </table:table-row>
        <table:table-row table:style-name="ro2">
          <table:table-cell table:style-name="Excel_20_Built-in_20_Normal" office:value-type="float" office:value="128">
            <text:p>128</text:p>
          </table:table-cell>
          <table:table-cell table:style-name="Excel_20_Built-in_20_Normal" office:value-type="float" office:value="6790.157">
            <text:p>6790.16</text:p>
          </table:table-cell>
          <table:table-cell table:style-name="Excel_20_Built-in_20_Normal" office:value-type="float" office:value="0.6177">
            <text:p>0.62</text:p>
          </table:table-cell>
          <table:table-cell table:style-name="ce11" office:value-type="float" office:value="3377738">
            <text:p>3,377,738</text:p>
          </table:table-cell>
          <table:table-cell table:style-name="ce11" office:value-type="float" office:value="1434634">
            <text:p>1,434,634</text:p>
          </table:table-cell>
          <table:table-cell table:style-name="ce11" office:value-type="float" office:value="42958">
            <text:p>42,95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376328">
            <text:p>1,376,328</text:p>
          </table:table-cell>
          <table:table-cell table:style-name="ce11" office:value-type="float" office:value="71130">
            <text:p>71,130</text:p>
          </table:table-cell>
          <table:table-cell table:style-name="ce15" table:formula="of:=IF([.H93]&gt;0;[.F93]/[.H93]*100;0)" office:value-type="float" office:value="3.12120366656785">
            <text:p>3.12</text:p>
          </table:table-cell>
          <table:table-cell table:style-name="ce15" table:formula="of:=IF([.I93]&gt;0;[.G93]/[.I93]*100;0)" office:value-type="float" office:value="0">
            <text:p>0.00</text:p>
          </table:table-cell>
          <table:table-cell table:style-name="ce15" table:formula="of:=[.E93]/[.D93]" office:value-type="float" office:value="0.424732172832825">
            <text:p>0.42</text:p>
          </table:table-cell>
          <table:table-cell table:style-name="Excel_20_Built-in_20_Normal"/>
        </table:table-row>
        <table:table-row table:style-name="ro2">
          <table:table-cell table:style-name="ce9" office:value-type="float" office:value="256">
            <text:p>256</text:p>
          </table:table-cell>
          <table:table-cell table:style-name="ce9" office:value-type="float" office:value="6475.597">
            <text:p>6475.6</text:p>
          </table:table-cell>
          <table:table-cell table:style-name="ce9" office:value-type="float" office:value="5.1817">
            <text:p>5.18</text:p>
          </table:table-cell>
          <table:table-cell table:style-name="ce12" office:value-type="float" office:value="27020868">
            <text:p>27,020,868</text:p>
          </table:table-cell>
          <table:table-cell table:style-name="ce12" office:value-type="float" office:value="12035110">
            <text:p>12,035,110</text:p>
          </table:table-cell>
          <table:table-cell table:style-name="ce12" office:value-type="float" office:value="513636">
            <text:p>513,63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1011039">
            <text:p>11,011,039</text:p>
          </table:table-cell>
          <table:table-cell table:style-name="ce12" office:value-type="float" office:value="1204339">
            <text:p>1,204,339</text:p>
          </table:table-cell>
          <table:table-cell table:style-name="ce16" table:formula="of:=IF([.H94]&gt;0;[.F94]/[.H94]*100;0)" office:value-type="float" office:value="4.66473690629922">
            <text:p>4.66</text:p>
          </table:table-cell>
          <table:table-cell table:style-name="ce16" table:formula="of:=IF([.I94]&gt;0;[.G94]/[.I94]*100;0)" office:value-type="float" office:value="0.00747297895360027">
            <text:p>0.01</text:p>
          </table:table-cell>
          <table:table-cell table:style-name="ce16" table:formula="of:=[.E94]/[.D94]" office:value-type="float" office:value="0.445400569663417">
            <text:p>0.45</text:p>
          </table:table-cell>
          <table:table-cell table:style-name="ce9"/>
        </table:table-row>
        <table:table-row table:style-name="ro2">
          <table:table-cell table:style-name="Excel_20_Built-in_20_Normal" office:value-type="float" office:value="512">
            <text:p>512</text:p>
          </table:table-cell>
          <table:table-cell table:style-name="Excel_20_Built-in_20_Normal" office:value-type="float" office:value="5142.122">
            <text:p>5142.12</text:p>
          </table:table-cell>
          <table:table-cell table:style-name="Excel_20_Built-in_20_Normal" office:value-type="float" office:value="52.2032">
            <text:p>52.2</text:p>
          </table:table-cell>
          <table:table-cell table:style-name="ce11" office:value-type="float" office:value="240684641">
            <text:p>240,684,641</text:p>
          </table:table-cell>
          <table:table-cell table:style-name="ce11" office:value-type="float" office:value="121874937">
            <text:p>121,874,937</text:p>
          </table:table-cell>
          <table:table-cell table:style-name="ce11" office:value-type="float" office:value="10649198">
            <text:p>10,649,198</text:p>
          </table:table-cell>
          <table:table-cell table:style-name="ce11" office:value-type="float" office:value="149363">
            <text:p>149,363</text:p>
          </table:table-cell>
          <table:table-cell table:style-name="ce11" office:value-type="float" office:value="86022844">
            <text:p>86,022,844</text:p>
          </table:table-cell>
          <table:table-cell table:style-name="ce11" office:value-type="float" office:value="19644528">
            <text:p>19,644,528</text:p>
          </table:table-cell>
          <table:table-cell table:style-name="ce15" table:formula="of:=IF([.H95]&gt;0;[.F95]/[.H95]*100;0)" office:value-type="float" office:value="12.3795000314103">
            <text:p>12.38</text:p>
          </table:table-cell>
          <table:table-cell table:style-name="ce15" table:formula="of:=IF([.I95]&gt;0;[.G95]/[.I95]*100;0)" office:value-type="float" office:value="0.760328779597046">
            <text:p>0.76</text:p>
          </table:table-cell>
          <table:table-cell table:style-name="ce15" table:formula="of:=[.E95]/[.D95]" office:value-type="float" office:value="0.506367737025646">
            <text:p>0.51</text:p>
          </table:table-cell>
          <table:table-cell table:style-name="Excel_20_Built-in_20_Normal"/>
        </table:table-row>
        <table:table-row table:style-name="ro2">
          <table:table-cell table:style-name="ce9" office:value-type="float" office:value="1024">
            <text:p>1024</text:p>
          </table:table-cell>
          <table:table-cell table:style-name="ce9" office:value-type="float" office:value="5048.626">
            <text:p>5048.63</text:p>
          </table:table-cell>
          <table:table-cell table:style-name="ce9" office:value-type="float" office:value="425.36">
            <text:p>425.36</text:p>
          </table:table-cell>
          <table:table-cell table:style-name="ce12" office:value-type="float" office:value="1902186269">
            <text:p>1,902,186,269</text:p>
          </table:table-cell>
          <table:table-cell table:style-name="ce12" office:value-type="float" office:value="994492897">
            <text:p>994,492,897</text:p>
          </table:table-cell>
          <table:table-cell table:style-name="ce12" office:value-type="float" office:value="80563811">
            <text:p>80,563,811</text:p>
          </table:table-cell>
          <table:table-cell table:style-name="ce12" office:value-type="float" office:value="2143165">
            <text:p>2,143,165</text:p>
          </table:table-cell>
          <table:table-cell table:style-name="ce12" office:value-type="float" office:value="681283251">
            <text:p>681,283,251</text:p>
          </table:table-cell>
          <table:table-cell table:style-name="ce12" office:value-type="float" office:value="158244880">
            <text:p>158,244,880</text:p>
          </table:table-cell>
          <table:table-cell table:style-name="ce16" table:formula="of:=IF([.H96]&gt;0;[.F96]/[.H96]*100;0)" office:value-type="float" office:value="11.8253033348093">
            <text:p>11.83</text:p>
          </table:table-cell>
          <table:table-cell table:style-name="ce16" table:formula="of:=IF([.I96]&gt;0;[.G96]/[.I96]*100;0)" office:value-type="float" office:value="1.35433449726778">
            <text:p>1.35</text:p>
          </table:table-cell>
          <table:table-cell table:style-name="ce16" table:formula="of:=[.E96]/[.D96]" office:value-type="float" office:value="0.522815726938674">
            <text:p>0.52</text:p>
          </table:table-cell>
          <table:table-cell table:style-name="ce9"/>
        </table:table-row>
        <table:table-row table:style-name="ro2">
          <table:table-cell table:style-name="Excel_20_Built-in_20_Normal" office:value-type="float" office:value="2048">
            <text:p>2048</text:p>
          </table:table-cell>
          <table:table-cell table:style-name="Excel_20_Built-in_20_Normal" office:value-type="float" office:value="4852.767">
            <text:p>4852.77</text:p>
          </table:table-cell>
          <table:table-cell table:style-name="Excel_20_Built-in_20_Normal" office:value-type="float" office:value="3540.221">
            <text:p>3540.22</text:p>
          </table:table-cell>
          <table:table-cell table:style-name="ce11" office:value-type="float" office:value="15217487071">
            <text:p>15,217,487,071</text:p>
          </table:table-cell>
          <table:table-cell table:style-name="ce11" office:value-type="float" office:value="8231334587">
            <text:p>8,231,334,587</text:p>
          </table:table-cell>
          <table:table-cell table:style-name="ce11" office:value-type="float" office:value="653247730">
            <text:p>653,247,730</text:p>
          </table:table-cell>
          <table:table-cell table:style-name="ce11" office:value-type="float" office:value="28407812">
            <text:p>28,407,812</text:p>
          </table:table-cell>
          <table:table-cell table:style-name="ce11" office:value-type="float" office:value="5455979061">
            <text:p>5,455,979,061</text:p>
          </table:table-cell>
          <table:table-cell table:style-name="ce11" office:value-type="float" office:value="1295043980">
            <text:p>1,295,043,980</text:p>
          </table:table-cell>
          <table:table-cell table:style-name="ce15" table:formula="of:=IF([.H97]&gt;0;[.F97]/[.H97]*100;0)" office:value-type="float" office:value="11.9730615293137">
            <text:p>11.97</text:p>
          </table:table-cell>
          <table:table-cell table:style-name="ce15" table:formula="of:=IF([.I97]&gt;0;[.G97]/[.I97]*100;0)" office:value-type="float" office:value="2.19357893930367">
            <text:p>2.19</text:p>
          </table:table-cell>
          <table:table-cell table:style-name="ce15" table:formula="of:=[.E97]/[.D97]" office:value-type="float" office:value="0.540912868767043">
            <text:p>0.54</text:p>
          </table:table-cell>
          <table:table-cell table:style-name="Excel_20_Built-in_20_Normal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Dim.</text:p>
          </table:table-cell>
          <table:table-cell office:value-type="string">
            <text:p>Naive</text:p>
          </table:table-cell>
          <table:table-cell office:value-type="string">
            <text:p>SSE</text:p>
          </table:table-cell>
          <table:table-cell table:style-name="Default" office:value-type="string">
            <text:p>Blocking</text:p>
          </table:table-cell>
          <table:table-cell table:style-name="Default" office:value-type="string">
            <text:p>Copy Optimization</text:p>
          </table:table-cell>
          <table:table-cell table:style-name="Default" office:value-type="string">
            <text:p>Strassen</text:p>
          </table:table-cell>
          <table:table-cell table:style-name="Default" office:value-type="string">
            <text:p>Dedicated Function</text:p>
          </table:table-cell>
          <table:table-cell table:style-name="Default" office:value-type="string">
            <text:p>Final</text:p>
          </table:table-cell>
          <table:table-cell table:style-name="Default">
            <draw:frame table:end-cell-address="'Report Performance'.O119" table:end-x="0.5075in" table:end-y="0.0051in" draw:z-index="0" draw:style-name="gr1" draw:text-style-name="P1" svg:width="6.2988in" svg:height="3.5429in" svg:x="0.1626in" svg:y="0.0228in">
              <draw:object draw:notify-on-update-of-ranges="'Report Performance'.B100:'Report Performance'.B100 'Report Performance'.B101:'Report Performance'.B111 'Report Performance'.C100:'Report Performance'.C100 'Report Performance'.C101:'Report Performance'.C111 'Report Performance'.D100:'Report Performance'.D100 'Report Performance'.D101:'Report Performance'.D111 'Report Performance'.E100:'Report Performance'.E100 'Report Performance'.E101:'Report Performance'.E111 'Report Performance'.F100:'Report Performance'.F100 'Report Performance'.F101:'Report Performance'.F111 'Report Performance'.G100:'Report Performance'.G100 'Report Performance'.G101:'Report Performance'.G111 'Report Performance'.H100:'Report Performance'.H100 'Report Performance'.H101:'Report Performance'.H1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765.213">
            <text:p>765.21</text:p>
          </table:table-cell>
          <table:table-cell office:value-type="float" office:value="828.692">
            <text:p>828.69</text:p>
          </table:table-cell>
          <table:table-cell table:style-name="Default" office:value-type="float" office:value="1034.239">
            <text:p>1034.24</text:p>
          </table:table-cell>
          <table:table-cell table:style-name="Default" office:value-type="float" office:value="999.684">
            <text:p>999.68</text:p>
          </table:table-cell>
          <table:table-cell table:style-name="Default" office:value-type="float" office:value="1006.237">
            <text:p>1006.24</text:p>
          </table:table-cell>
          <table:table-cell table:style-name="Default" office:value-type="float" office:value="1805.827">
            <text:p>1805.83</text:p>
          </table:table-cell>
          <table:table-cell table:style-name="ce13" office:value-type="float" office:value="2224.858">
            <text:p>2224.8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754.63">
            <text:p>754.63</text:p>
          </table:table-cell>
          <table:table-cell office:value-type="float" office:value="2054.69">
            <text:p>2054.69</text:p>
          </table:table-cell>
          <table:table-cell table:style-name="Default" office:value-type="float" office:value="2051.577">
            <text:p>2051.58</text:p>
          </table:table-cell>
          <table:table-cell table:style-name="Default" office:value-type="float" office:value="2017.803">
            <text:p>2017.8</text:p>
          </table:table-cell>
          <table:table-cell table:style-name="Default" office:value-type="float" office:value="2028.614">
            <text:p>2028.61</text:p>
          </table:table-cell>
          <table:table-cell table:style-name="Default" office:value-type="float" office:value="4366.924">
            <text:p>4366.92</text:p>
          </table:table-cell>
          <table:table-cell table:style-name="ce13" office:value-type="float" office:value="4339.928">
            <text:p>4339.9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747.733">
            <text:p>747.73</text:p>
          </table:table-cell>
          <table:table-cell office:value-type="float" office:value="2605.956">
            <text:p>2605.96</text:p>
          </table:table-cell>
          <table:table-cell table:style-name="Default" office:value-type="float" office:value="2810.963">
            <text:p>2810.96</text:p>
          </table:table-cell>
          <table:table-cell table:style-name="Default" office:value-type="float" office:value="2740.565">
            <text:p>2740.57</text:p>
          </table:table-cell>
          <table:table-cell table:style-name="Default" office:value-type="float" office:value="2854.204">
            <text:p>2854.2</text:p>
          </table:table-cell>
          <table:table-cell table:style-name="Default" office:value-type="float" office:value="4503.275">
            <text:p>4503.28</text:p>
          </table:table-cell>
          <table:table-cell table:style-name="ce13" office:value-type="float" office:value="5518.526">
            <text:p>5518.5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755.321">
            <text:p>755.32</text:p>
          </table:table-cell>
          <table:table-cell office:value-type="float" office:value="2860.738">
            <text:p>2860.74</text:p>
          </table:table-cell>
          <table:table-cell table:style-name="Default" office:value-type="float" office:value="2924.687">
            <text:p>2924.69</text:p>
          </table:table-cell>
          <table:table-cell table:style-name="Default" office:value-type="float" office:value="2950.662">
            <text:p>2950.66</text:p>
          </table:table-cell>
          <table:table-cell table:style-name="Default" office:value-type="float" office:value="3353.736">
            <text:p>3353.74</text:p>
          </table:table-cell>
          <table:table-cell table:style-name="Default" office:value-type="float" office:value="5459.129">
            <text:p>5459.13</text:p>
          </table:table-cell>
          <table:table-cell table:style-name="ce14" office:value-type="float" office:value="5665.632">
            <text:p>5665.6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float" office:value="681.597">
            <text:p>681.6</text:p>
          </table:table-cell>
          <table:table-cell office:value-type="float" office:value="2931.634">
            <text:p>2931.63</text:p>
          </table:table-cell>
          <table:table-cell table:style-name="Default" office:value-type="float" office:value="3046.514">
            <text:p>3046.51</text:p>
          </table:table-cell>
          <table:table-cell table:style-name="Default" office:value-type="float" office:value="2983.018">
            <text:p>2983.02</text:p>
          </table:table-cell>
          <table:table-cell table:style-name="Default" office:value-type="float" office:value="3341.006">
            <text:p>3341.01</text:p>
          </table:table-cell>
          <table:table-cell table:style-name="Default" office:value-type="float" office:value="6572.47">
            <text:p>6572.47</text:p>
          </table:table-cell>
          <table:table-cell table:style-name="ce13" office:value-type="float" office:value="6574.444">
            <text:p>6574.44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table:style-name="ce1" office:value-type="float" office:value="574.584">
            <text:p>574.58</text:p>
          </table:table-cell>
          <table:table-cell office:value-type="float" office:value="2796.379">
            <text:p>2796.38</text:p>
          </table:table-cell>
          <table:table-cell table:style-name="Default" office:value-type="float" office:value="3757.69">
            <text:p>3757.69</text:p>
          </table:table-cell>
          <table:table-cell table:style-name="Default" office:value-type="float" office:value="3726.408">
            <text:p>3726.41</text:p>
          </table:table-cell>
          <table:table-cell table:style-name="Default" office:value-type="float" office:value="3725.36">
            <text:p>3725.36</text:p>
          </table:table-cell>
          <table:table-cell table:style-name="Default" office:value-type="float" office:value="6940.067">
            <text:p>6940.07</text:p>
          </table:table-cell>
          <table:table-cell table:style-name="ce13" office:value-type="float" office:value="6904.438">
            <text:p>6904.44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style-name="ce1" office:value-type="float" office:value="331.329">
            <text:p>331.33</text:p>
          </table:table-cell>
          <table:table-cell office:value-type="float" office:value="2782.103">
            <text:p>2782.1</text:p>
          </table:table-cell>
          <table:table-cell table:number-columns-repeated="2" table:style-name="Default" office:value-type="float" office:value="3778.83">
            <text:p>3778.83</text:p>
          </table:table-cell>
          <table:table-cell table:style-name="Default" office:value-type="float" office:value="3209.63">
            <text:p>3209.63</text:p>
          </table:table-cell>
          <table:table-cell table:style-name="Default" office:value-type="float" office:value="6794.344">
            <text:p>6794.34</text:p>
          </table:table-cell>
          <table:table-cell table:style-name="ce13" office:value-type="float" office:value="6790.157">
            <text:p>6790.1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56">
            <text:p>256</text:p>
          </table:table-cell>
          <table:table-cell table:style-name="ce1" office:value-type="float" office:value="227.584">
            <text:p>227.58</text:p>
          </table:table-cell>
          <table:table-cell office:value-type="float" office:value="2640.074">
            <text:p>2640.07</text:p>
          </table:table-cell>
          <table:table-cell table:style-name="Default" office:value-type="float" office:value="2995.744">
            <text:p>2995.74</text:p>
          </table:table-cell>
          <table:table-cell table:style-name="Default" office:value-type="float" office:value="3007.679">
            <text:p>3007.68</text:p>
          </table:table-cell>
          <table:table-cell table:style-name="Default" office:value-type="float" office:value="3648.816">
            <text:p>3648.82</text:p>
          </table:table-cell>
          <table:table-cell table:style-name="Default" office:value-type="float" office:value="6449.8">
            <text:p>6449.8</text:p>
          </table:table-cell>
          <table:table-cell table:style-name="ce14" office:value-type="float" office:value="6475.597">
            <text:p>6475.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12">
            <text:p>512</text:p>
          </table:table-cell>
          <table:table-cell table:style-name="ce1" office:value-type="float" office:value="140.976">
            <text:p>140.98</text:p>
          </table:table-cell>
          <table:table-cell office:value-type="float" office:value="2673.492">
            <text:p>2673.49</text:p>
          </table:table-cell>
          <table:table-cell table:style-name="Default" office:value-type="float" office:value="2861.053">
            <text:p>2861.05</text:p>
          </table:table-cell>
          <table:table-cell table:style-name="Default" office:value-type="float" office:value="3489.441">
            <text:p>3489.44</text:p>
          </table:table-cell>
          <table:table-cell table:style-name="Default" office:value-type="float" office:value="3470.931">
            <text:p>3470.93</text:p>
          </table:table-cell>
          <table:table-cell table:style-name="Default" office:value-type="float" office:value="4812.286">
            <text:p>4812.29</text:p>
          </table:table-cell>
          <table:table-cell table:style-name="ce13" office:value-type="float" office:value="5142.122">
            <text:p>5142.1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24">
            <text:p>1024</text:p>
          </table:table-cell>
          <table:table-cell table:style-name="ce1" office:value-type="float" office:value="100.325">
            <text:p>100.33</text:p>
          </table:table-cell>
          <table:table-cell office:value-type="float" office:value="867.266">
            <text:p>867.27</text:p>
          </table:table-cell>
          <table:table-cell table:style-name="Default" office:value-type="float" office:value="2840.408">
            <text:p>2840.41</text:p>
          </table:table-cell>
          <table:table-cell table:style-name="Default" office:value-type="float" office:value="3485.957">
            <text:p>3485.96</text:p>
          </table:table-cell>
          <table:table-cell table:style-name="Default" office:value-type="float" office:value="3728.037">
            <text:p>3728.04</text:p>
          </table:table-cell>
          <table:table-cell table:style-name="Default" office:value-type="float" office:value="4161.528">
            <text:p>4161.53</text:p>
          </table:table-cell>
          <table:table-cell table:style-name="ce14" office:value-type="float" office:value="5048.626">
            <text:p>5048.6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048">
            <text:p>2048</text:p>
          </table:table-cell>
          <table:table-cell table:style-name="ce1" office:value-type="string">
            <text:p>NA</text:p>
          </table:table-cell>
          <table:table-cell office:value-type="float" office:value="804.854">
            <text:p>804.85</text:p>
          </table:table-cell>
          <table:table-cell table:style-name="Default" office:value-type="float" office:value="2832.915">
            <text:p>2832.92</text:p>
          </table:table-cell>
          <table:table-cell table:style-name="Default" office:value-type="float" office:value="3483.13">
            <text:p>3483.13</text:p>
          </table:table-cell>
          <table:table-cell table:style-name="Default" office:value-type="float" office:value="4086.297">
            <text:p>4086.3</text:p>
          </table:table-cell>
          <table:table-cell table:style-name="Default" office:value-type="float" office:value="4554.293">
            <text:p>4554.29</text:p>
          </table:table-cell>
          <table:table-cell table:style-name="ce13" office:value-type="float" office:value="4852.767">
            <text:p>4852.77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5/08/2013</text:date>, <text:time>15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1M37S</meta:editing-duration>
    <meta:editing-cycles>43</meta:editing-cycles>
    <meta:generator>OpenOffice.org/3.4.1$Win32 OpenOffice.org_project/341m1$Build-9593</meta:generator>
    <dc:date>2013-05-08T15:57:59.14</dc:date>
    <dc:creator>Lingren Zhang</dc:creator>
    <meta:document-statistic meta:table-count="3" meta:cell-count="1564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3cm" svg:y="2.616cm" style:legend-expansion="high" chart:style-name="ch2"/>
        <chart:plot-area chart:style-name="ch3" table:cell-range-address="'Report Performance'.B100:'Report Performance'.H111" chart:data-source-has-labels="row" svg:x="0.742cm" svg:y="0.883cm" svg:width="10.282cm" svg:height="7.543cm">
          <chartooo:coordinate-region svg:x="1.734cm" svg:y="1.095cm" svg:width="9.103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port Performance'.B101:'Report Performance'.B111" chart:label-cell-address="'Report Performance'.B100:'Report Performance'.B100" chart:class="chart:line">
            <chart:data-point chart:repeated="11"/>
          </chart:series>
          <chart:series chart:style-name="ch7" chart:values-cell-range-address="'Report Performance'.C101:'Report Performance'.C111" chart:label-cell-address="'Report Performance'.C100:'Report Performance'.C100" chart:class="chart:line">
            <chart:data-point chart:repeated="11"/>
          </chart:series>
          <chart:series chart:style-name="ch8" chart:values-cell-range-address="'Report Performance'.D101:'Report Performance'.D111" chart:label-cell-address="'Report Performance'.D100:'Report Performance'.D100" chart:class="chart:line">
            <chart:data-point chart:repeated="11"/>
          </chart:series>
          <chart:series chart:style-name="ch9" chart:values-cell-range-address="'Report Performance'.E101:'Report Performance'.E111" chart:label-cell-address="'Report Performance'.E100:'Report Performance'.E100" chart:class="chart:line">
            <chart:data-point chart:repeated="11"/>
          </chart:series>
          <chart:series chart:style-name="ch10" chart:values-cell-range-address="'Report Performance'.F101:'Report Performance'.F111" chart:label-cell-address="'Report Performance'.F100:'Report Performance'.F100" chart:class="chart:line">
            <chart:data-point chart:repeated="11"/>
          </chart:series>
          <chart:series chart:style-name="ch11" chart:values-cell-range-address="'Report Performance'.G101:'Report Performance'.G111" chart:label-cell-address="'Report Performance'.G100:'Report Performance'.G100" chart:class="chart:line">
            <chart:data-point chart:repeated="11"/>
          </chart:series>
          <chart:series chart:style-name="ch12" chart:values-cell-range-address="'Report Performance'.H101:'Report Performance'.H111" chart:label-cell-address="'Report Performance'.H100:'Report Performance'.H10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'Report Performance'.B100:'Report Performance'.B100</svg:desc>
                </draw:g>
              </table:table-cell>
              <table:table-cell office:value-type="string">
                <text:p>SSE</text:p>
                <draw:g>
                  <svg:desc>'Report Performance'.C100:'Report Performance'.C100</svg:desc>
                </draw:g>
              </table:table-cell>
              <table:table-cell office:value-type="string">
                <text:p>Blocking</text:p>
                <draw:g>
                  <svg:desc>'Report Performance'.D100:'Report Performance'.D100</svg:desc>
                </draw:g>
              </table:table-cell>
              <table:table-cell office:value-type="string">
                <text:p>Copy Optimization</text:p>
                <draw:g>
                  <svg:desc>'Report Performance'.E100:'Report Performance'.E100</svg:desc>
                </draw:g>
              </table:table-cell>
              <table:table-cell office:value-type="string">
                <text:p>Strassen</text:p>
                <draw:g>
                  <svg:desc>'Report Performance'.F100:'Report Performance'.F100</svg:desc>
                </draw:g>
              </table:table-cell>
              <table:table-cell office:value-type="string">
                <text:p>Dedicated Function</text:p>
                <draw:g>
                  <svg:desc>'Report Performance'.G100:'Report Performance'.G100</svg:desc>
                </draw:g>
              </table:table-cell>
              <table:table-cell office:value-type="string">
                <text:p>Final</text:p>
                <draw:g>
                  <svg:desc>'Report Performance'.H100:'Report Performance'.H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5.213">
                <text:p>765.213</text:p>
                <draw:g>
                  <svg:desc>'Report Performance'.B101:'Report Performance'.B111</svg:desc>
                </draw:g>
              </table:table-cell>
              <table:table-cell office:value-type="float" office:value="828.692">
                <text:p>828.692</text:p>
                <draw:g>
                  <svg:desc>'Report Performance'.C101:'Report Performance'.C111</svg:desc>
                </draw:g>
              </table:table-cell>
              <table:table-cell office:value-type="float" office:value="1034.239">
                <text:p>1034.239</text:p>
                <draw:g>
                  <svg:desc>'Report Performance'.D101:'Report Performance'.D111</svg:desc>
                </draw:g>
              </table:table-cell>
              <table:table-cell office:value-type="float" office:value="999.684">
                <text:p>999.684</text:p>
                <draw:g>
                  <svg:desc>'Report Performance'.E101:'Report Performance'.E111</svg:desc>
                </draw:g>
              </table:table-cell>
              <table:table-cell office:value-type="float" office:value="1006.237">
                <text:p>1006.237</text:p>
                <draw:g>
                  <svg:desc>'Report Performance'.F101:'Report Performance'.F111</svg:desc>
                </draw:g>
              </table:table-cell>
              <table:table-cell office:value-type="float" office:value="1805.827">
                <text:p>1805.827</text:p>
                <draw:g>
                  <svg:desc>'Report Performance'.G101:'Report Performance'.G111</svg:desc>
                </draw:g>
              </table:table-cell>
              <table:table-cell office:value-type="float" office:value="2224.858">
                <text:p>2224.858</text:p>
                <draw:g>
                  <svg:desc>'Report Performance'.H101:'Report Performance'.H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4.63">
                <text:p>754.63</text:p>
              </table:table-cell>
              <table:table-cell office:value-type="float" office:value="2054.69">
                <text:p>2054.69</text:p>
              </table:table-cell>
              <table:table-cell office:value-type="float" office:value="2051.577">
                <text:p>2051.577</text:p>
              </table:table-cell>
              <table:table-cell office:value-type="float" office:value="2017.803">
                <text:p>2017.803</text:p>
              </table:table-cell>
              <table:table-cell office:value-type="float" office:value="2028.614">
                <text:p>2028.614</text:p>
              </table:table-cell>
              <table:table-cell office:value-type="float" office:value="4366.924">
                <text:p>4366.924</text:p>
              </table:table-cell>
              <table:table-cell office:value-type="float" office:value="4339.928">
                <text:p>4339.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7.733">
                <text:p>747.733</text:p>
              </table:table-cell>
              <table:table-cell office:value-type="float" office:value="2605.956">
                <text:p>2605.956</text:p>
              </table:table-cell>
              <table:table-cell office:value-type="float" office:value="2810.963">
                <text:p>2810.963</text:p>
              </table:table-cell>
              <table:table-cell office:value-type="float" office:value="2740.565">
                <text:p>2740.565</text:p>
              </table:table-cell>
              <table:table-cell office:value-type="float" office:value="2854.204">
                <text:p>2854.204</text:p>
              </table:table-cell>
              <table:table-cell office:value-type="float" office:value="4503.275">
                <text:p>4503.275</text:p>
              </table:table-cell>
              <table:table-cell office:value-type="float" office:value="5518.526">
                <text:p>5518.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.321">
                <text:p>755.321</text:p>
              </table:table-cell>
              <table:table-cell office:value-type="float" office:value="2860.738">
                <text:p>2860.738</text:p>
              </table:table-cell>
              <table:table-cell office:value-type="float" office:value="2924.687">
                <text:p>2924.687</text:p>
              </table:table-cell>
              <table:table-cell office:value-type="float" office:value="2950.662">
                <text:p>2950.662</text:p>
              </table:table-cell>
              <table:table-cell office:value-type="float" office:value="3353.736">
                <text:p>3353.736</text:p>
              </table:table-cell>
              <table:table-cell office:value-type="float" office:value="5459.129">
                <text:p>5459.129</text:p>
              </table:table-cell>
              <table:table-cell office:value-type="float" office:value="5665.632">
                <text:p>5665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.597">
                <text:p>681.597</text:p>
              </table:table-cell>
              <table:table-cell office:value-type="float" office:value="2931.634">
                <text:p>2931.634</text:p>
              </table:table-cell>
              <table:table-cell office:value-type="float" office:value="3046.514">
                <text:p>3046.514</text:p>
              </table:table-cell>
              <table:table-cell office:value-type="float" office:value="2983.018">
                <text:p>2983.018</text:p>
              </table:table-cell>
              <table:table-cell office:value-type="float" office:value="3341.006">
                <text:p>3341.006</text:p>
              </table:table-cell>
              <table:table-cell office:value-type="float" office:value="6572.47">
                <text:p>6572.47</text:p>
              </table:table-cell>
              <table:table-cell office:value-type="float" office:value="6574.444">
                <text:p>6574.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4.584">
                <text:p>574.584</text:p>
              </table:table-cell>
              <table:table-cell office:value-type="float" office:value="2796.379">
                <text:p>2796.379</text:p>
              </table:table-cell>
              <table:table-cell office:value-type="float" office:value="3757.69">
                <text:p>3757.69</text:p>
              </table:table-cell>
              <table:table-cell office:value-type="float" office:value="3726.408">
                <text:p>3726.408</text:p>
              </table:table-cell>
              <table:table-cell office:value-type="float" office:value="3725.36">
                <text:p>3725.36</text:p>
              </table:table-cell>
              <table:table-cell office:value-type="float" office:value="6940.067">
                <text:p>6940.067</text:p>
              </table:table-cell>
              <table:table-cell office:value-type="float" office:value="6904.438">
                <text:p>6904.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.329">
                <text:p>331.329</text:p>
              </table:table-cell>
              <table:table-cell office:value-type="float" office:value="2782.103">
                <text:p>2782.103</text:p>
              </table:table-cell>
              <table:table-cell office:value-type="float" office:value="3778.83">
                <text:p>3778.83</text:p>
              </table:table-cell>
              <table:table-cell office:value-type="float" office:value="3778.83">
                <text:p>3778.83</text:p>
              </table:table-cell>
              <table:table-cell office:value-type="float" office:value="3209.63">
                <text:p>3209.63</text:p>
              </table:table-cell>
              <table:table-cell office:value-type="float" office:value="6794.344">
                <text:p>6794.344</text:p>
              </table:table-cell>
              <table:table-cell office:value-type="float" office:value="6790.157">
                <text:p>6790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584">
                <text:p>227.584</text:p>
              </table:table-cell>
              <table:table-cell office:value-type="float" office:value="2640.074">
                <text:p>2640.074</text:p>
              </table:table-cell>
              <table:table-cell office:value-type="float" office:value="2995.744">
                <text:p>2995.744</text:p>
              </table:table-cell>
              <table:table-cell office:value-type="float" office:value="3007.679">
                <text:p>3007.679</text:p>
              </table:table-cell>
              <table:table-cell office:value-type="float" office:value="3648.816">
                <text:p>3648.816</text:p>
              </table:table-cell>
              <table:table-cell office:value-type="float" office:value="6449.8">
                <text:p>6449.8</text:p>
              </table:table-cell>
              <table:table-cell office:value-type="float" office:value="6475.597">
                <text:p>647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.976">
                <text:p>140.976</text:p>
              </table:table-cell>
              <table:table-cell office:value-type="float" office:value="2673.492">
                <text:p>2673.492</text:p>
              </table:table-cell>
              <table:table-cell office:value-type="float" office:value="2861.053">
                <text:p>2861.053</text:p>
              </table:table-cell>
              <table:table-cell office:value-type="float" office:value="3489.441">
                <text:p>3489.441</text:p>
              </table:table-cell>
              <table:table-cell office:value-type="float" office:value="3470.931">
                <text:p>3470.931</text:p>
              </table:table-cell>
              <table:table-cell office:value-type="float" office:value="4812.286">
                <text:p>4812.286</text:p>
              </table:table-cell>
              <table:table-cell office:value-type="float" office:value="5142.122">
                <text:p>5142.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325">
                <text:p>100.325</text:p>
              </table:table-cell>
              <table:table-cell office:value-type="float" office:value="867.266">
                <text:p>867.266</text:p>
              </table:table-cell>
              <table:table-cell office:value-type="float" office:value="2840.408">
                <text:p>2840.408</text:p>
              </table:table-cell>
              <table:table-cell office:value-type="float" office:value="3485.957">
                <text:p>3485.957</text:p>
              </table:table-cell>
              <table:table-cell office:value-type="float" office:value="3728.037">
                <text:p>3728.037</text:p>
              </table:table-cell>
              <table:table-cell office:value-type="float" office:value="4161.528">
                <text:p>4161.528</text:p>
              </table:table-cell>
              <table:table-cell office:value-type="float" office:value="5048.626">
                <text:p>5048.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4.854">
                <text:p>804.854</text:p>
              </table:table-cell>
              <table:table-cell office:value-type="float" office:value="2832.915">
                <text:p>2832.915</text:p>
              </table:table-cell>
              <table:table-cell office:value-type="float" office:value="3483.13">
                <text:p>3483.13</text:p>
              </table:table-cell>
              <table:table-cell office:value-type="float" office:value="4086.297">
                <text:p>4086.297</text:p>
              </table:table-cell>
              <table:table-cell office:value-type="float" office:value="4554.293">
                <text:p>4554.293</text:p>
              </table:table-cell>
              <table:table-cell office:value-type="float" office:value="4852.767">
                <text:p>4852.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